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"/>
    <style:style style:name="ce4" style:family="table-cell" style:parent-style-name="Default" style:data-style-name="N0"/>
    <style:style style:name="ce5" style:family="table-cell" style:parent-style-name="Default" style:data-style-name="N4"/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8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9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0" style:family="table-cell" style:parent-style-name="Default" style:data-style-name="N0">
      <style:table-cell-properties fo:border-top="thin solid #FFFFFF" fo:border-bottom="none" fo:border-left="thin solid #FFFFFF" fo:border-right="none"/>
    </style:style>
    <style:style style:name="ce11" style:family="table-cell" style:parent-style-name="Default" style:data-style-name="N0">
      <style:table-cell-properties fo:border-top="thin solid #FFFFFF" fo:border-bottom="none" fo:border-left="thin solid #FFFFFF" fo:border-right="thin solid #999999"/>
    </style:style>
    <style:style style:name="ce12" style:family="table-cell" style:parent-style-name="Default" style:data-style-name="N0">
      <style:table-cell-properties fo:border-top="thin solid #FFFFFF" fo:border-bottom="thin solid #999999" fo:border-left="thin solid #999999" fo:border-right="none"/>
    </style:style>
    <style:style style:name="ce13" style:family="table-cell" style:parent-style-name="Default" style:data-style-name="N0">
      <style:table-cell-properties fo:border-top="thin solid #FFFFFF" fo:border-bottom="thin solid #999999" fo:border-left="thin solid #FFFFFF" fo:border-right="none"/>
    </style:style>
    <style:style style:name="ce14" style:family="table-cell" style:parent-style-name="Default" style:data-style-name="N0">
      <style:table-cell-properties fo:border-top="thin solid #FFFFFF" fo:border-bottom="thin solid #999999" fo:border-left="thin solid #FFFFFF" fo:border-right="thin solid #999999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6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2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1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22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3" style:family="table-cell" style:parent-style-name="Default" style:data-style-name="N0">
      <style:table-cell-properties fo:border-top="thin solid #FFFFFF" fo:border-bottom="none" fo:border-left="none" fo:border-right="thin solid #999999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5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26" style:family="table-cell" style:parent-style-name="Default" style:data-style-name="N19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19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09033333333333cm" style:use-optimal-column-width="true"/>
    </style:style>
    <style:style style:name="co2" style:family="table-column">
      <style:table-column-properties fo:break-before="auto" style:column-width="3.6195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6035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3.32316666666667cm"/>
    </style:style>
    <style:style style:name="co8" style:family="table-column">
      <style:table-column-properties fo:break-before="auto" style:column-width="3.1115cm"/>
    </style:style>
    <style:style style:name="co9" style:family="table-column">
      <style:table-column-properties fo:break-before="auto" style:column-width="3.217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5">
            <text:p>Etykiety wierszy</text:p>
          </table:table-cell>
          <table:table-cell office:value-type="string" table:style-name="ce6">
            <text:p>Suma z dzien tygodnia</text:p>
          </table:table-cell>
          <table:table-cell office:value-type="string" table:style-name="ce19">
            <text:p>Suma z dzien tygodnia2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float" office:value="26" table:style-name="ce20">
            <text:p>26</text:p>
          </table:table-cell>
          <table:table-cell office:value-type="float" office:value="26" table:style-name="ce21">
            <text:p>26</text:p>
          </table:table-cell>
          <table:table-cell table:style-name="ce1"/>
          <table:table-cell office:value-type="string" table:style-name="ce1">
            <text:p>2 - dostawy żółędzi</text:p>
          </table:table-cell>
          <table:table-cell table:number-columns-repeated="16379"/>
        </table:table-row>
        <table:table-row table:style-name="ro1">
          <table:table-cell office:value-type="float" office:value="5" table:style-name="ce17">
            <text:p>5</text:p>
          </table:table-cell>
          <table:table-cell office:value-type="float" office:value="60" table:style-name="ce22">
            <text:p>60</text:p>
          </table:table-cell>
          <table:table-cell office:value-type="float" office:value="60" table:style-name="ce23">
            <text:p>60</text:p>
          </table:table-cell>
          <table:table-cell table:style-name="ce1"/>
          <table:table-cell office:value-type="string" table:style-name="ce1">
            <text:p>5 - dostawy siana</text:p>
          </table:table-cell>
          <table:table-cell table:number-columns-repeated="16379"/>
        </table:table-row>
        <table:table-row table:style-name="ro1">
          <table:table-cell office:value-type="string" table:style-name="ce17">
            <text:p>(puste)</text:p>
          </table:table-cell>
          <table:table-cell table:style-name="ce22"/>
          <table:table-cell table:style-name="ce23"/>
          <table:table-cell table:number-columns-repeated="16381" table:style-name="ce1"/>
        </table:table-row>
        <table:table-row table:style-name="ro1">
          <table:table-cell office:value-type="string" table:style-name="ce18">
            <text:p>Suma końcowa</text:p>
          </table:table-cell>
          <table:table-cell office:value-type="float" office:value="86" table:style-name="ce24">
            <text:p>86</text:p>
          </table:table-cell>
          <table:table-cell office:value-type="float" office:value="86" table:style-name="ce25">
            <text:p>86</text:p>
          </table:table-cell>
          <table:table-cell table:number-columns-repeated="16381" table:style-name="ce1"/>
        </table:table-row>
        <table:table-row table:number-rows-repeated="1048569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6"/>
          <table:table-cell table:style-name="ce7"/>
          <table:table-cell table:style-name="ce8"/>
          <table:table-cell table:number-columns-repeated="16381"/>
        </table:table-row>
        <table:table-row table:number-rows-repeated="16" table:style-name="ro1">
          <table:table-cell table:style-name="ce9"/>
          <table:table-cell table:style-name="ce10"/>
          <table:table-cell table:style-name="ce11"/>
          <table:table-cell table:number-columns-repeated="16381"/>
        </table:table-row>
        <table:table-row table:style-name="ro1">
          <table:table-cell table:style-name="ce12"/>
          <table:table-cell table:style-name="ce13"/>
          <table:table-cell table:style-name="ce14"/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Arkusz4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5">
            <text:p>Etykiety wierszy</text:p>
          </table:table-cell>
          <table:table-cell office:value-type="string" table:style-name="ce6">
            <text:p>Suma z kg siana</text:p>
          </table:table-cell>
          <table:table-cell office:value-type="string" table:style-name="ce19">
            <text:p>Suma z kg zoledzi</text:p>
          </table:table-cell>
          <table:table-cell table:number-columns-repeated="16381"/>
        </table:table-row>
        <table:table-row table:style-name="ro1">
          <table:table-cell office:value-type="date" office:date-value="2012-12-31T00:00:00" table:style-name="ce27">
            <text:p>31.12.2012</text:p>
          </table:table-cell>
          <table:table-cell office:value-type="float" office:value="52000" table:style-name="ce20">
            <text:p>52000</text:p>
          </table:table-cell>
          <table:table-cell office:value-type="float" office:value="17400" table:style-name="ce21">
            <text:p>17400</text:p>
          </table:table-cell>
          <table:table-cell table:number-columns-repeated="2"/>
          <table:table-cell table:style-name="ce1">
            <draw:frame draw:z-index="1" draw:id="id0" draw:style-name="a0" draw:name="Wykres 1" svg:x="0.03333in" svg:y="0.1458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date" office:date-value="2013-01-31T00:00:00" table:style-name="ce26">
            <text:p>31.01.2013</text:p>
          </table:table-cell>
          <table:table-cell office:value-type="float" office:value="47200" table:style-name="ce22">
            <text:p>47200</text:p>
          </table:table-cell>
          <table:table-cell office:value-type="float" office:value="14000" table:style-name="ce23">
            <text:p>14000</text:p>
          </table:table-cell>
          <table:table-cell table:number-columns-repeated="16381"/>
        </table:table-row>
        <table:table-row table:style-name="ro1">
          <table:table-cell office:value-type="date" office:date-value="2013-02-28T00:00:00" table:style-name="ce26">
            <text:p>28.02.2013</text:p>
          </table:table-cell>
          <table:table-cell office:value-type="float" office:value="49600" table:style-name="ce22">
            <text:p>49600</text:p>
          </table:table-cell>
          <table:table-cell office:value-type="float" office:value="8400" table:style-name="ce23">
            <text:p>8400</text:p>
          </table:table-cell>
          <table:table-cell table:number-columns-repeated="16381"/>
        </table:table-row>
        <table:table-row table:style-name="ro1">
          <table:table-cell office:value-type="string" table:style-name="ce18">
            <text:p>Suma końcowa</text:p>
          </table:table-cell>
          <table:table-cell office:value-type="float" office:value="148800" table:style-name="ce24">
            <text:p>148800</text:p>
          </table:table-cell>
          <table:table-cell office:value-type="float" office:value="39800" table:style-name="ce25">
            <text:p>39800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Arkusz1" table:style-name="ta3">
        <table:table-column table:style-name="co7" table:default-cell-style-name="ce1"/>
        <table:table-column table:style-name="co7" table:default-cell-style-name="ce4"/>
        <table:table-column table:style-name="co8" table:default-cell-style-name="ce5"/>
        <table:table-column table:style-name="co9" table:default-cell-style-name="ce3"/>
        <table:table-column table:style-name="co4" table:number-columns-repeated="16380" table:default-cell-style-name="ce1"/>
        <table:table-row table:style-name="ro1">
          <table:table-cell office:value-type="string" table:style-name="ce1">
            <text:p>data</text:p>
          </table:table-cell>
          <table:table-cell office:value-type="string" table:style-name="ce4">
            <text:p>dzien tygodnia</text:p>
          </table:table-cell>
          <table:table-cell office:value-type="string" table:style-name="ce5">
            <text:p>kg siana</text:p>
          </table:table-cell>
          <table:table-cell office:value-type="string" table:style-name="ce3">
            <text:p>kg zoledz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data</text:p>
          </table:table-cell>
          <table:table-cell table:style-name="ce4"/>
          <table:table-cell office:value-type="float" office:value="100000" table:style-name="ce5">
            <text:p>100 000,00</text:p>
          </table:table-cell>
          <table:table-cell office:value-type="float" office:value="5000" table:style-name="ce3">
            <text:p>5000,00</text:p>
          </table:table-cell>
          <table:table-cell table:number-columns-repeated="3" table:style-name="ce1"/>
          <table:table-cell office:value-type="string" table:style-name="ce1">
            <text:p>wsystkie żubry</text:p>
          </table:table-cell>
          <table:table-cell table:style-name="ce1"/>
          <table:table-cell office:value-type="float" office:value="90" table:style-name="ce1">
            <text:p>90</text:p>
          </table:table-cell>
          <table:table-cell table:number-columns-repeated="16374" table:style-name="ce1"/>
        </table:table-row>
        <table:table-row table:style-name="ro1">
          <table:table-cell office:value-type="date" office:date-value="2012-12-01T00:00:00" table:style-name="ce2">
            <text:p>01.12.2012</text:p>
          </table:table-cell>
          <table:table-cell office:value-type="float" office:value="6" table:formula="of:=WEEKDAY([.A3]; 2)" table:style-name="ce4">
            <text:p>6</text:p>
          </table:table-cell>
          <table:table-cell office:value-type="float" office:value="96400" table:formula="of:=IF([.B2] = 5; ([.C2] + 15000) - [.$H$4]; IF([.C2] &gt; 50000;[.C2]-[.$H$4]; [.C2]))" table:style-name="ce5">
            <text:p>96 400,00</text:p>
          </table:table-cell>
          <table:table-cell office:value-type="float" office:value="5000" table:formula="of:=IF([.B2] = 2; [.D2] + 4000; IF([.C2] &gt; 50000;[.D2]; [.D2]-[.$I$4]))" table:style-name="ce3">
            <text:p>5000,00</text:p>
          </table:table-cell>
          <table:table-cell office:value-type="string" office:string-value="siano" table:formula="of:=IF([.C2] &gt; 50000;&quot;siano&quot;; &quot;żołędzie&quot;)" table:style-name="ce1">
            <text:p>siano</text:p>
          </table:table-cell>
          <table:table-cell table:number-columns-repeated="2" table:style-name="ce1"/>
          <table:table-cell office:value-type="string" table:style-name="ce1">
            <text:p>siano / ż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zoledzie /ż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1">
          <table:table-cell office:value-type="date" office:date-value="2012-12-02T00:00:00" table:style-name="ce2">
            <text:p>02.12.2012</text:p>
          </table:table-cell>
          <table:table-cell office:value-type="float" office:value="7" table:formula="of:=WEEKDAY([.A4]; 2)" table:style-name="ce4">
            <text:p>7</text:p>
          </table:table-cell>
          <table:table-cell office:value-type="float" office:value="92800" table:formula="of:=IF([.B3] = 5; ([.C3] + 15000) - [.$H$4]; IF([.C3] &gt; 50000;[.C3]-[.$H$4]; [.C3]))" table:style-name="ce5">
            <text:p>92 800,00</text:p>
          </table:table-cell>
          <table:table-cell office:value-type="float" office:value="5000" table:formula="of:=IF([.B3] = 2; [.D3] + 4000; IF([.C3] &gt; 50000;[.D3]; [.D3]-[.$I$4]))" table:style-name="ce3">
            <text:p>5000,00</text:p>
          </table:table-cell>
          <table:table-cell office:value-type="string" office:string-value="siano" table:formula="of:=IF([.C3] &gt; 50000;&quot;siano&quot;; &quot;żołędzie&quot;)" table:style-name="ce1">
            <text:p>siano</text:p>
          </table:table-cell>
          <table:table-cell table:number-columns-repeated="2" table:style-name="ce1"/>
          <table:table-cell office:value-type="float" office:value="3600" table:formula="of:=[.J2]*[.I3]" table:style-name="ce1">
            <text:p>3600</text:p>
          </table:table-cell>
          <table:table-cell office:value-type="float" office:value="1800" table:formula="of:=[.J2]*[.K3]" table:style-name="ce1">
            <text:p>1800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2-12-03T00:00:00" table:style-name="ce2">
            <text:p>03.12.2012</text:p>
          </table:table-cell>
          <table:table-cell office:value-type="float" office:value="1" table:formula="of:=WEEKDAY([.A5]; 2)" table:style-name="ce4">
            <text:p>1</text:p>
          </table:table-cell>
          <table:table-cell office:value-type="float" office:value="89200" table:formula="of:=IF([.B4] = 5; ([.C4] + 15000) - [.$H$4]; IF([.C4] &gt; 50000;[.C4]-[.$H$4]; [.C4]))" table:style-name="ce5">
            <text:p>89 200,00</text:p>
          </table:table-cell>
          <table:table-cell office:value-type="float" office:value="5000" table:formula="of:=IF([.B4] = 2; [.D4] + 4000; IF([.C4] &gt; 50000;[.D4]; [.D4]-[.$I$4]))" table:style-name="ce3">
            <text:p>5000,00</text:p>
          </table:table-cell>
          <table:table-cell office:value-type="string" office:string-value="siano" table:formula="of:=IF([.C4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04T00:00:00" table:style-name="ce2">
            <text:p>04.12.2012</text:p>
          </table:table-cell>
          <table:table-cell office:value-type="float" office:value="2" table:formula="of:=WEEKDAY([.A6]; 2)" table:style-name="ce4">
            <text:p>2</text:p>
          </table:table-cell>
          <table:table-cell office:value-type="float" office:value="85600" table:formula="of:=IF([.B5] = 5; ([.C5] + 15000) - [.$H$4]; IF([.C5] &gt; 50000;[.C5]-[.$H$4]; [.C5]))" table:style-name="ce5">
            <text:p>85 600,00</text:p>
          </table:table-cell>
          <table:table-cell office:value-type="float" office:value="5000" table:formula="of:=IF([.B5] = 2; [.D5] + 4000; IF([.C5] &gt; 50000;[.D5]; [.D5]-[.$I$4]))" table:style-name="ce3">
            <text:p>5000,00</text:p>
          </table:table-cell>
          <table:table-cell office:value-type="string" office:string-value="siano" table:formula="of:=IF([.C5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05T00:00:00" table:style-name="ce2">
            <text:p>05.12.2012</text:p>
          </table:table-cell>
          <table:table-cell office:value-type="float" office:value="3" table:formula="of:=WEEKDAY([.A7]; 2)" table:style-name="ce4">
            <text:p>3</text:p>
          </table:table-cell>
          <table:table-cell office:value-type="float" office:value="82000" table:formula="of:=IF([.B6] = 5; ([.C6] + 15000) - [.$H$4]; IF([.C6] &gt; 50000;[.C6]-[.$H$4]; [.C6]))" table:style-name="ce5">
            <text:p>82 000,00</text:p>
          </table:table-cell>
          <table:table-cell office:value-type="float" office:value="9000" table:formula="of:=IF([.B6] = 2; [.D6] + 4000; IF([.C6] &gt; 50000;[.D6]; [.D6]-[.$I$4]))" table:style-name="ce3">
            <text:p>9000,00</text:p>
          </table:table-cell>
          <table:table-cell office:value-type="string" office:string-value="siano" table:formula="of:=IF([.C6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06T00:00:00" table:style-name="ce2">
            <text:p>06.12.2012</text:p>
          </table:table-cell>
          <table:table-cell office:value-type="float" office:value="4" table:formula="of:=WEEKDAY([.A8]; 2)" table:style-name="ce4">
            <text:p>4</text:p>
          </table:table-cell>
          <table:table-cell office:value-type="float" office:value="78400" table:formula="of:=IF([.B7] = 5; ([.C7] + 15000) - [.$H$4]; IF([.C7] &gt; 50000;[.C7]-[.$H$4]; [.C7]))" table:style-name="ce5">
            <text:p>78 400,00</text:p>
          </table:table-cell>
          <table:table-cell office:value-type="float" office:value="9000" table:formula="of:=IF([.B7] = 2; [.D7] + 4000; IF([.C7] &gt; 50000;[.D7]; [.D7]-[.$I$4]))" table:style-name="ce3">
            <text:p>9000,00</text:p>
          </table:table-cell>
          <table:table-cell office:value-type="string" office:string-value="siano" table:formula="of:=IF([.C7] &gt; 50000;&quot;siano&quot;; &quot;żołędzie&quot;)" table:style-name="ce1">
            <text:p>siano</text:p>
          </table:table-cell>
          <table:table-cell table:number-columns-repeated="2" table:style-name="ce1"/>
          <table:table-cell office:value-type="string" table:style-name="ce1">
            <text:p>odp zad 4</text:p>
          </table:table-cell>
          <table:table-cell office:value-type="string" table:style-name="ce1">
            <text:p>najwiecej zubrow - 95</text:p>
          </table:table-cell>
          <table:table-cell table:number-columns-repeated="16375" table:style-name="ce1"/>
        </table:table-row>
        <table:table-row table:style-name="ro1">
          <table:table-cell office:value-type="date" office:date-value="2012-12-07T00:00:00" table:style-name="ce2">
            <text:p>07.12.2012</text:p>
          </table:table-cell>
          <table:table-cell office:value-type="float" office:value="5" table:formula="of:=WEEKDAY([.A9]; 2)" table:style-name="ce4">
            <text:p>5</text:p>
          </table:table-cell>
          <table:table-cell office:value-type="float" office:value="74800" table:formula="of:=IF([.B8] = 5; ([.C8] + 15000) - [.$H$4]; IF([.C8] &gt; 50000;[.C8]-[.$H$4]; [.C8]))" table:style-name="ce5">
            <text:p>74 800,00</text:p>
          </table:table-cell>
          <table:table-cell office:value-type="float" office:value="9000" table:formula="of:=IF([.B8] = 2; [.D8] + 4000; IF([.C8] &gt; 50000;[.D8]; [.D8]-[.$I$4]))" table:style-name="ce3">
            <text:p>9000,00</text:p>
          </table:table-cell>
          <table:table-cell office:value-type="string" office:string-value="siano" table:formula="of:=IF([.C8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08T00:00:00" table:style-name="ce2">
            <text:p>08.12.2012</text:p>
          </table:table-cell>
          <table:table-cell office:value-type="float" office:value="6" table:formula="of:=WEEKDAY([.A10]; 2)" table:style-name="ce4">
            <text:p>6</text:p>
          </table:table-cell>
          <table:table-cell office:value-type="float" office:value="86200" table:formula="of:=IF([.B9] = 5; ([.C9] + 15000) - [.$H$4]; IF([.C9] &gt; 50000;[.C9]-[.$H$4]; [.C9]))" table:style-name="ce5">
            <text:p>86 200,00</text:p>
          </table:table-cell>
          <table:table-cell office:value-type="float" office:value="9000" table:formula="of:=IF([.B9] = 2; [.D9] + 4000; IF([.C9] &gt; 50000;[.D9]; [.D9]-[.$I$4]))" table:style-name="ce3">
            <text:p>9000,00</text:p>
          </table:table-cell>
          <table:table-cell office:value-type="string" office:string-value="siano" table:formula="of:=IF([.C9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09T00:00:00" table:style-name="ce2">
            <text:p>09.12.2012</text:p>
          </table:table-cell>
          <table:table-cell office:value-type="float" office:value="7" table:formula="of:=WEEKDAY([.A11]; 2)" table:style-name="ce4">
            <text:p>7</text:p>
          </table:table-cell>
          <table:table-cell office:value-type="float" office:value="82600" table:formula="of:=IF([.B10] = 5; ([.C10] + 15000) - [.$H$4]; IF([.C10] &gt; 50000;[.C10]-[.$H$4]; [.C10]))" table:style-name="ce5">
            <text:p>82 600,00</text:p>
          </table:table-cell>
          <table:table-cell office:value-type="float" office:value="9000" table:formula="of:=IF([.B10] = 2; [.D10] + 4000; IF([.C10] &gt; 50000;[.D10]; [.D10]-[.$I$4]))" table:style-name="ce3">
            <text:p>9000,00</text:p>
          </table:table-cell>
          <table:table-cell office:value-type="string" office:string-value="siano" table:formula="of:=IF([.C10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0T00:00:00" table:style-name="ce2">
            <text:p>10.12.2012</text:p>
          </table:table-cell>
          <table:table-cell office:value-type="float" office:value="1" table:formula="of:=WEEKDAY([.A12]; 2)" table:style-name="ce4">
            <text:p>1</text:p>
          </table:table-cell>
          <table:table-cell office:value-type="float" office:value="79000" table:formula="of:=IF([.B11] = 5; ([.C11] + 15000) - [.$H$4]; IF([.C11] &gt; 50000;[.C11]-[.$H$4]; [.C11]))" table:style-name="ce5">
            <text:p>79 000,00</text:p>
          </table:table-cell>
          <table:table-cell office:value-type="float" office:value="9000" table:formula="of:=IF([.B11] = 2; [.D11] + 4000; IF([.C11] &gt; 50000;[.D11]; [.D11]-[.$I$4]))" table:style-name="ce3">
            <text:p>9000,00</text:p>
          </table:table-cell>
          <table:table-cell office:value-type="string" office:string-value="siano" table:formula="of:=IF([.C11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1T00:00:00" table:style-name="ce2">
            <text:p>11.12.2012</text:p>
          </table:table-cell>
          <table:table-cell office:value-type="float" office:value="2" table:formula="of:=WEEKDAY([.A13]; 2)" table:style-name="ce4">
            <text:p>2</text:p>
          </table:table-cell>
          <table:table-cell office:value-type="float" office:value="75400" table:formula="of:=IF([.B12] = 5; ([.C12] + 15000) - [.$H$4]; IF([.C12] &gt; 50000;[.C12]-[.$H$4]; [.C12]))" table:style-name="ce5">
            <text:p>75 400,00</text:p>
          </table:table-cell>
          <table:table-cell office:value-type="float" office:value="9000" table:formula="of:=IF([.B12] = 2; [.D12] + 4000; IF([.C12] &gt; 50000;[.D12]; [.D12]-[.$I$4]))" table:style-name="ce3">
            <text:p>9000,00</text:p>
          </table:table-cell>
          <table:table-cell office:value-type="string" office:string-value="siano" table:formula="of:=IF([.C12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2T00:00:00" table:style-name="ce2">
            <text:p>12.12.2012</text:p>
          </table:table-cell>
          <table:table-cell office:value-type="float" office:value="3" table:formula="of:=WEEKDAY([.A14]; 2)" table:style-name="ce4">
            <text:p>3</text:p>
          </table:table-cell>
          <table:table-cell office:value-type="float" office:value="71800" table:formula="of:=IF([.B13] = 5; ([.C13] + 15000) - [.$H$4]; IF([.C13] &gt; 50000;[.C13]-[.$H$4]; [.C13]))" table:style-name="ce5">
            <text:p>71 800,00</text:p>
          </table:table-cell>
          <table:table-cell office:value-type="float" office:value="13000" table:formula="of:=IF([.B13] = 2; [.D13] + 4000; IF([.C13] &gt; 50000;[.D13]; [.D13]-[.$I$4]))" table:style-name="ce3">
            <text:p>13000,00</text:p>
          </table:table-cell>
          <table:table-cell office:value-type="string" office:string-value="siano" table:formula="of:=IF([.C13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3T00:00:00" table:style-name="ce2">
            <text:p>13.12.2012</text:p>
          </table:table-cell>
          <table:table-cell office:value-type="float" office:value="4" table:formula="of:=WEEKDAY([.A15]; 2)" table:style-name="ce4">
            <text:p>4</text:p>
          </table:table-cell>
          <table:table-cell office:value-type="float" office:value="68200" table:formula="of:=IF([.B14] = 5; ([.C14] + 15000) - [.$H$4]; IF([.C14] &gt; 50000;[.C14]-[.$H$4]; [.C14]))" table:style-name="ce5">
            <text:p>68 200,00</text:p>
          </table:table-cell>
          <table:table-cell office:value-type="float" office:value="13000" table:formula="of:=IF([.B14] = 2; [.D14] + 4000; IF([.C14] &gt; 50000;[.D14]; [.D14]-[.$I$4]))" table:style-name="ce3">
            <text:p>13000,00</text:p>
          </table:table-cell>
          <table:table-cell office:value-type="string" office:string-value="siano" table:formula="of:=IF([.C14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4T00:00:00" table:style-name="ce2">
            <text:p>14.12.2012</text:p>
          </table:table-cell>
          <table:table-cell office:value-type="float" office:value="5" table:formula="of:=WEEKDAY([.A16]; 2)" table:style-name="ce4">
            <text:p>5</text:p>
          </table:table-cell>
          <table:table-cell office:value-type="float" office:value="64600" table:formula="of:=IF([.B15] = 5; ([.C15] + 15000) - [.$H$4]; IF([.C15] &gt; 50000;[.C15]-[.$H$4]; [.C15]))" table:style-name="ce5">
            <text:p>64 600,00</text:p>
          </table:table-cell>
          <table:table-cell office:value-type="float" office:value="13000" table:formula="of:=IF([.B15] = 2; [.D15] + 4000; IF([.C15] &gt; 50000;[.D15]; [.D15]-[.$I$4]))" table:style-name="ce3">
            <text:p>13000,00</text:p>
          </table:table-cell>
          <table:table-cell office:value-type="string" office:string-value="siano" table:formula="of:=IF([.C15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5T00:00:00" table:style-name="ce2">
            <text:p>15.12.2012</text:p>
          </table:table-cell>
          <table:table-cell office:value-type="float" office:value="6" table:formula="of:=WEEKDAY([.A17]; 2)" table:style-name="ce4">
            <text:p>6</text:p>
          </table:table-cell>
          <table:table-cell office:value-type="float" office:value="76000" table:formula="of:=IF([.B16] = 5; ([.C16] + 15000) - [.$H$4]; IF([.C16] &gt; 50000;[.C16]-[.$H$4]; [.C16]))" table:style-name="ce5">
            <text:p>76 000,00</text:p>
          </table:table-cell>
          <table:table-cell office:value-type="float" office:value="13000" table:formula="of:=IF([.B16] = 2; [.D16] + 4000; IF([.C16] &gt; 50000;[.D16]; [.D16]-[.$I$4]))" table:style-name="ce3">
            <text:p>13000,00</text:p>
          </table:table-cell>
          <table:table-cell office:value-type="string" office:string-value="siano" table:formula="of:=IF([.C16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6T00:00:00" table:style-name="ce2">
            <text:p>16.12.2012</text:p>
          </table:table-cell>
          <table:table-cell office:value-type="float" office:value="7" table:formula="of:=WEEKDAY([.A18]; 2)" table:style-name="ce4">
            <text:p>7</text:p>
          </table:table-cell>
          <table:table-cell office:value-type="float" office:value="72400" table:formula="of:=IF([.B17] = 5; ([.C17] + 15000) - [.$H$4]; IF([.C17] &gt; 50000;[.C17]-[.$H$4]; [.C17]))" table:style-name="ce5">
            <text:p>72 400,00</text:p>
          </table:table-cell>
          <table:table-cell office:value-type="float" office:value="13000" table:formula="of:=IF([.B17] = 2; [.D17] + 4000; IF([.C17] &gt; 50000;[.D17]; [.D17]-[.$I$4]))" table:style-name="ce3">
            <text:p>13000,00</text:p>
          </table:table-cell>
          <table:table-cell office:value-type="string" office:string-value="siano" table:formula="of:=IF([.C17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7T00:00:00" table:style-name="ce2">
            <text:p>17.12.2012</text:p>
          </table:table-cell>
          <table:table-cell office:value-type="float" office:value="1" table:formula="of:=WEEKDAY([.A19]; 2)" table:style-name="ce4">
            <text:p>1</text:p>
          </table:table-cell>
          <table:table-cell office:value-type="float" office:value="68800" table:formula="of:=IF([.B18] = 5; ([.C18] + 15000) - [.$H$4]; IF([.C18] &gt; 50000;[.C18]-[.$H$4]; [.C18]))" table:style-name="ce5">
            <text:p>68 800,00</text:p>
          </table:table-cell>
          <table:table-cell office:value-type="float" office:value="13000" table:formula="of:=IF([.B18] = 2; [.D18] + 4000; IF([.C18] &gt; 50000;[.D18]; [.D18]-[.$I$4]))" table:style-name="ce3">
            <text:p>13000,00</text:p>
          </table:table-cell>
          <table:table-cell office:value-type="string" office:string-value="siano" table:formula="of:=IF([.C18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8T00:00:00" table:style-name="ce2">
            <text:p>18.12.2012</text:p>
          </table:table-cell>
          <table:table-cell office:value-type="float" office:value="2" table:formula="of:=WEEKDAY([.A20]; 2)" table:style-name="ce4">
            <text:p>2</text:p>
          </table:table-cell>
          <table:table-cell office:value-type="float" office:value="65200" table:formula="of:=IF([.B19] = 5; ([.C19] + 15000) - [.$H$4]; IF([.C19] &gt; 50000;[.C19]-[.$H$4]; [.C19]))" table:style-name="ce5">
            <text:p>65 200,00</text:p>
          </table:table-cell>
          <table:table-cell office:value-type="float" office:value="13000" table:formula="of:=IF([.B19] = 2; [.D19] + 4000; IF([.C19] &gt; 50000;[.D19]; [.D19]-[.$I$4]))" table:style-name="ce3">
            <text:p>13000,00</text:p>
          </table:table-cell>
          <table:table-cell office:value-type="string" office:string-value="siano" table:formula="of:=IF([.C19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19T00:00:00" table:style-name="ce2">
            <text:p>19.12.2012</text:p>
          </table:table-cell>
          <table:table-cell office:value-type="float" office:value="3" table:formula="of:=WEEKDAY([.A21]; 2)" table:style-name="ce4">
            <text:p>3</text:p>
          </table:table-cell>
          <table:table-cell office:value-type="float" office:value="61600" table:formula="of:=IF([.B20] = 5; ([.C20] + 15000) - [.$H$4]; IF([.C20] &gt; 50000;[.C20]-[.$H$4]; [.C20]))" table:style-name="ce5">
            <text:p>61 600,00</text:p>
          </table:table-cell>
          <table:table-cell office:value-type="float" office:value="17000" table:formula="of:=IF([.B20] = 2; [.D20] + 4000; IF([.C20] &gt; 50000;[.D20]; [.D20]-[.$I$4]))" table:style-name="ce3">
            <text:p>17000,00</text:p>
          </table:table-cell>
          <table:table-cell office:value-type="string" office:string-value="siano" table:formula="of:=IF([.C20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0T00:00:00" table:style-name="ce2">
            <text:p>20.12.2012</text:p>
          </table:table-cell>
          <table:table-cell office:value-type="float" office:value="4" table:formula="of:=WEEKDAY([.A22]; 2)" table:style-name="ce4">
            <text:p>4</text:p>
          </table:table-cell>
          <table:table-cell office:value-type="float" office:value="58000" table:formula="of:=IF([.B21] = 5; ([.C21] + 15000) - [.$H$4]; IF([.C21] &gt; 50000;[.C21]-[.$H$4]; [.C21]))" table:style-name="ce5">
            <text:p>58 000,00</text:p>
          </table:table-cell>
          <table:table-cell office:value-type="float" office:value="17000" table:formula="of:=IF([.B21] = 2; [.D21] + 4000; IF([.C21] &gt; 50000;[.D21]; [.D21]-[.$I$4]))" table:style-name="ce3">
            <text:p>17000,00</text:p>
          </table:table-cell>
          <table:table-cell office:value-type="string" office:string-value="siano" table:formula="of:=IF([.C21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1T00:00:00" table:style-name="ce2">
            <text:p>21.12.2012</text:p>
          </table:table-cell>
          <table:table-cell office:value-type="float" office:value="5" table:formula="of:=WEEKDAY([.A23]; 2)" table:style-name="ce4">
            <text:p>5</text:p>
          </table:table-cell>
          <table:table-cell office:value-type="float" office:value="54400" table:formula="of:=IF([.B22] = 5; ([.C22] + 15000) - [.$H$4]; IF([.C22] &gt; 50000;[.C22]-[.$H$4]; [.C22]))" table:style-name="ce5">
            <text:p>54 400,00</text:p>
          </table:table-cell>
          <table:table-cell office:value-type="float" office:value="17000" table:formula="of:=IF([.B22] = 2; [.D22] + 4000; IF([.C22] &gt; 50000;[.D22]; [.D22]-[.$I$4]))" table:style-name="ce3">
            <text:p>17000,00</text:p>
          </table:table-cell>
          <table:table-cell office:value-type="string" office:string-value="siano" table:formula="of:=IF([.C22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2T00:00:00" table:style-name="ce2">
            <text:p>22.12.2012</text:p>
          </table:table-cell>
          <table:table-cell office:value-type="float" office:value="6" table:formula="of:=WEEKDAY([.A24]; 2)" table:style-name="ce4">
            <text:p>6</text:p>
          </table:table-cell>
          <table:table-cell office:value-type="float" office:value="65800" table:formula="of:=IF([.B23] = 5; ([.C23] + 15000) - [.$H$4]; IF([.C23] &gt; 50000;[.C23]-[.$H$4]; [.C23]))" table:style-name="ce5">
            <text:p>65 800,00</text:p>
          </table:table-cell>
          <table:table-cell office:value-type="float" office:value="17000" table:formula="of:=IF([.B23] = 2; [.D23] + 4000; IF([.C23] &gt; 50000;[.D23]; [.D23]-[.$I$4]))" table:style-name="ce3">
            <text:p>17000,00</text:p>
          </table:table-cell>
          <table:table-cell office:value-type="string" office:string-value="siano" table:formula="of:=IF([.C23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3T00:00:00" table:style-name="ce2">
            <text:p>23.12.2012</text:p>
          </table:table-cell>
          <table:table-cell office:value-type="float" office:value="7" table:formula="of:=WEEKDAY([.A25]; 2)" table:style-name="ce4">
            <text:p>7</text:p>
          </table:table-cell>
          <table:table-cell office:value-type="float" office:value="62200" table:formula="of:=IF([.B24] = 5; ([.C24] + 15000) - [.$H$4]; IF([.C24] &gt; 50000;[.C24]-[.$H$4]; [.C24]))" table:style-name="ce5">
            <text:p>62 200,00</text:p>
          </table:table-cell>
          <table:table-cell office:value-type="float" office:value="17000" table:formula="of:=IF([.B24] = 2; [.D24] + 4000; IF([.C24] &gt; 50000;[.D24]; [.D24]-[.$I$4]))" table:style-name="ce3">
            <text:p>17000,00</text:p>
          </table:table-cell>
          <table:table-cell office:value-type="string" office:string-value="siano" table:formula="of:=IF([.C24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4T00:00:00" table:style-name="ce2">
            <text:p>24.12.2012</text:p>
          </table:table-cell>
          <table:table-cell office:value-type="float" office:value="1" table:formula="of:=WEEKDAY([.A26]; 2)" table:style-name="ce4">
            <text:p>1</text:p>
          </table:table-cell>
          <table:table-cell office:value-type="float" office:value="58600" table:formula="of:=IF([.B25] = 5; ([.C25] + 15000) - [.$H$4]; IF([.C25] &gt; 50000;[.C25]-[.$H$4]; [.C25]))" table:style-name="ce5">
            <text:p>58 600,00</text:p>
          </table:table-cell>
          <table:table-cell office:value-type="float" office:value="17000" table:formula="of:=IF([.B25] = 2; [.D25] + 4000; IF([.C25] &gt; 50000;[.D25]; [.D25]-[.$I$4]))" table:style-name="ce3">
            <text:p>17000,00</text:p>
          </table:table-cell>
          <table:table-cell office:value-type="string" office:string-value="siano" table:formula="of:=IF([.C25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5T00:00:00" table:style-name="ce2">
            <text:p>25.12.2012</text:p>
          </table:table-cell>
          <table:table-cell office:value-type="float" office:value="2" table:formula="of:=WEEKDAY([.A27]; 2)" table:style-name="ce4">
            <text:p>2</text:p>
          </table:table-cell>
          <table:table-cell office:value-type="float" office:value="55000" table:formula="of:=IF([.B26] = 5; ([.C26] + 15000) - [.$H$4]; IF([.C26] &gt; 50000;[.C26]-[.$H$4]; [.C26]))" table:style-name="ce5">
            <text:p>55 000,00</text:p>
          </table:table-cell>
          <table:table-cell office:value-type="float" office:value="17000" table:formula="of:=IF([.B26] = 2; [.D26] + 4000; IF([.C26] &gt; 50000;[.D26]; [.D26]-[.$I$4]))" table:style-name="ce3">
            <text:p>17000,00</text:p>
          </table:table-cell>
          <table:table-cell office:value-type="string" office:string-value="siano" table:formula="of:=IF([.C26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6T00:00:00" table:style-name="ce2">
            <text:p>26.12.2012</text:p>
          </table:table-cell>
          <table:table-cell office:value-type="float" office:value="3" table:formula="of:=WEEKDAY([.A28]; 2)" table:style-name="ce4">
            <text:p>3</text:p>
          </table:table-cell>
          <table:table-cell office:value-type="float" office:value="51400" table:formula="of:=IF([.B27] = 5; ([.C27] + 15000) - [.$H$4]; IF([.C27] &gt; 50000;[.C27]-[.$H$4]; [.C27]))" table:style-name="ce5">
            <text:p>51 400,00</text:p>
          </table:table-cell>
          <table:table-cell office:value-type="float" office:value="21000" table:formula="of:=IF([.B27] = 2; [.D27] + 4000; IF([.C27] &gt; 50000;[.D27]; [.D27]-[.$I$4]))" table:style-name="ce3">
            <text:p>21000,00</text:p>
          </table:table-cell>
          <table:table-cell office:value-type="string" office:string-value="siano" table:formula="of:=IF([.C27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7T00:00:00" table:style-name="ce2">
            <text:p>27.12.2012</text:p>
          </table:table-cell>
          <table:table-cell office:value-type="float" office:value="4" table:formula="of:=WEEKDAY([.A29]; 2)" table:style-name="ce4">
            <text:p>4</text:p>
          </table:table-cell>
          <table:table-cell office:value-type="float" office:value="47800" table:formula="of:=IF([.B28] = 5; ([.C28] + 15000) - [.$H$4]; IF([.C28] &gt; 50000;[.C28]-[.$H$4]; [.C28]))" table:style-name="ce5">
            <text:p>47 800,00</text:p>
          </table:table-cell>
          <table:table-cell office:value-type="float" office:value="21000" table:formula="of:=IF([.B28] = 2; [.D28] + 4000; IF([.C28] &gt; 50000;[.D28]; [.D28]-[.$I$4]))" table:style-name="ce3">
            <text:p>21000,00</text:p>
          </table:table-cell>
          <table:table-cell office:value-type="string" office:string-value="siano" table:formula="of:=IF([.C28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28T00:00:00" table:style-name="ce2">
            <text:p>28.12.2012</text:p>
          </table:table-cell>
          <table:table-cell office:value-type="float" office:value="5" table:formula="of:=WEEKDAY([.A30]; 2)" table:style-name="ce4">
            <text:p>5</text:p>
          </table:table-cell>
          <table:table-cell office:value-type="float" office:value="47800" table:formula="of:=IF([.B29] = 5; ([.C29] + 15000) - [.$H$4]; IF([.C29] &gt; 50000;[.C29]-[.$H$4]; [.C29]))" table:style-name="ce5">
            <text:p>47 800,00</text:p>
          </table:table-cell>
          <table:table-cell office:value-type="float" office:value="19200" table:formula="of:=IF([.B29] = 2; [.D29] + 4000; IF([.C29] &gt; 50000;[.D29]; [.D29]-[.$I$4]))" table:style-name="ce3">
            <text:p>19200,00</text:p>
          </table:table-cell>
          <table:table-cell office:value-type="string" office:string-value="żołędzie" table:formula="of:=IF([.C29] &gt; 50000;&quot;siano&quot;; &quot;żołędzie&quot;)" table:style-name="ce1">
            <text:p>żołędzie</text:p>
          </table:table-cell>
          <table:table-cell office:value-type="string" table:style-name="ce1">
            <text:p>pierwszy raz żółędzie</text:p>
          </table:table-cell>
          <table:table-cell table:number-columns-repeated="16378"/>
        </table:table-row>
        <table:table-row table:style-name="ro1">
          <table:table-cell office:value-type="date" office:date-value="2012-12-29T00:00:00" table:style-name="ce2">
            <text:p>29.12.2012</text:p>
          </table:table-cell>
          <table:table-cell office:value-type="float" office:value="6" table:formula="of:=WEEKDAY([.A31]; 2)" table:style-name="ce4">
            <text:p>6</text:p>
          </table:table-cell>
          <table:table-cell office:value-type="float" office:value="59200" table:formula="of:=IF([.B30] = 5; ([.C30] + 15000) - [.$H$4]; IF([.C30] &gt; 50000;[.C30]-[.$H$4]; [.C30]))" table:style-name="ce5">
            <text:p>59 200,00</text:p>
          </table:table-cell>
          <table:table-cell office:value-type="float" office:value="17400" table:formula="of:=IF([.B30] = 2; [.D30] + 4000; IF([.C30] &gt; 50000;[.D30]; [.D30]-[.$I$4]))" table:style-name="ce3">
            <text:p>17400,00</text:p>
          </table:table-cell>
          <table:table-cell office:value-type="string" office:string-value="żołędzie" table:formula="of:=IF([.C30] &gt; 50000;&quot;siano&quot;; &quot;żołędzie&quot;)" table:style-name="ce1">
            <text:p>żołędzie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30T00:00:00" table:style-name="ce2">
            <text:p>30.12.2012</text:p>
          </table:table-cell>
          <table:table-cell office:value-type="float" office:value="7" table:formula="of:=WEEKDAY([.A32]; 2)" table:style-name="ce4">
            <text:p>7</text:p>
          </table:table-cell>
          <table:table-cell office:value-type="float" office:value="55600" table:formula="of:=IF([.B31] = 5; ([.C31] + 15000) - [.$H$4]; IF([.C31] &gt; 50000;[.C31]-[.$H$4]; [.C31]))" table:style-name="ce5">
            <text:p>55 600,00</text:p>
          </table:table-cell>
          <table:table-cell office:value-type="float" office:value="17400" table:formula="of:=IF([.B31] = 2; [.D31] + 4000; IF([.C31] &gt; 50000;[.D31]; [.D31]-[.$I$4]))" table:style-name="ce3">
            <text:p>17400,00</text:p>
          </table:table-cell>
          <table:table-cell office:value-type="string" office:string-value="siano" table:formula="of:=IF([.C31] &gt; 50000;&quot;siano&quot;; &quot;żołędzie&quot;)" table:style-name="ce1">
            <text:p>sian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2-12-31T00:00:00" table:style-name="ce2">
            <text:p>31.12.2012</text:p>
          </table:table-cell>
          <table:table-cell office:value-type="float" office:value="1" table:formula="of:=WEEKDAY([.A33]; 2)" table:style-name="ce4">
            <text:p>1</text:p>
          </table:table-cell>
          <table:table-cell office:value-type="float" office:value="52000" table:formula="of:=IF([.B32] = 5; ([.C32] + 15000) - [.$H$4]; IF([.C32] &gt; 50000;[.C32]-[.$H$4]; [.C32]))" table:style-name="ce5">
            <text:p>52 000,00</text:p>
          </table:table-cell>
          <table:table-cell office:value-type="float" office:value="17400" table:formula="of:=IF([.B32] = 2; [.D32] + 4000; IF([.C32] &gt; 50000;[.D32]; [.D32]-[.$I$4]))" table:style-name="ce3">
            <text:p>17400,00</text:p>
          </table:table-cell>
          <table:table-cell office:value-type="string" office:string-value="siano" table:formula="of:=IF([.C32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01T00:00:00" table:style-name="ce2">
            <text:p>01.01.2013</text:p>
          </table:table-cell>
          <table:table-cell office:value-type="float" office:value="2" table:formula="of:=WEEKDAY([.A34]; 2)" table:style-name="ce4">
            <text:p>2</text:p>
          </table:table-cell>
          <table:table-cell office:value-type="float" office:value="48400" table:formula="of:=IF([.B33] = 5; ([.C33] + 15000) - [.$H$4]; IF([.C33] &gt; 50000;[.C33]-[.$H$4]; [.C33]))" table:style-name="ce5">
            <text:p>48 400,00</text:p>
          </table:table-cell>
          <table:table-cell office:value-type="float" office:value="17400" table:formula="of:=IF([.B33] = 2; [.D33] + 4000; IF([.C33] &gt; 50000;[.D33]; [.D33]-[.$I$4]))" table:style-name="ce3">
            <text:p>17400,00</text:p>
          </table:table-cell>
          <table:table-cell office:value-type="string" office:string-value="siano" table:formula="of:=IF([.C33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02T00:00:00" table:style-name="ce2">
            <text:p>02.01.2013</text:p>
          </table:table-cell>
          <table:table-cell office:value-type="float" office:value="3" table:formula="of:=WEEKDAY([.A35]; 2)" table:style-name="ce4">
            <text:p>3</text:p>
          </table:table-cell>
          <table:table-cell office:value-type="float" office:value="48400" table:formula="of:=IF([.B34] = 5; ([.C34] + 15000) - [.$H$4]; IF([.C34] &gt; 50000;[.C34]-[.$H$4]; [.C34]))" table:style-name="ce5">
            <text:p>48 400,00</text:p>
          </table:table-cell>
          <table:table-cell office:value-type="float" office:value="21400" table:formula="of:=IF([.B34] = 2; [.D34] + 4000; IF([.C34] &gt; 50000;[.D34]; [.D34]-[.$I$4]))" table:style-name="ce3">
            <text:p>21400,00</text:p>
          </table:table-cell>
          <table:table-cell office:value-type="string" office:string-value="żołędzie" table:formula="of:=IF([.C34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03T00:00:00" table:style-name="ce2">
            <text:p>03.01.2013</text:p>
          </table:table-cell>
          <table:table-cell office:value-type="float" office:value="4" table:formula="of:=WEEKDAY([.A36]; 2)" table:style-name="ce4">
            <text:p>4</text:p>
          </table:table-cell>
          <table:table-cell office:value-type="float" office:value="48400" table:formula="of:=IF([.B35] = 5; ([.C35] + 15000) - [.$H$4]; IF([.C35] &gt; 50000;[.C35]-[.$H$4]; [.C35]))" table:style-name="ce5">
            <text:p>48 400,00</text:p>
          </table:table-cell>
          <table:table-cell office:value-type="float" office:value="19600" table:formula="of:=IF([.B35] = 2; [.D35] + 4000; IF([.C35] &gt; 50000;[.D35]; [.D35]-[.$I$4]))" table:style-name="ce3">
            <text:p>19600,00</text:p>
          </table:table-cell>
          <table:table-cell office:value-type="string" office:string-value="żołędzie" table:formula="of:=IF([.C35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04T00:00:00" table:style-name="ce2">
            <text:p>04.01.2013</text:p>
          </table:table-cell>
          <table:table-cell office:value-type="float" office:value="5" table:formula="of:=WEEKDAY([.A37]; 2)" table:style-name="ce4">
            <text:p>5</text:p>
          </table:table-cell>
          <table:table-cell office:value-type="float" office:value="48400" table:formula="of:=IF([.B36] = 5; ([.C36] + 15000) - [.$H$4]; IF([.C36] &gt; 50000;[.C36]-[.$H$4]; [.C36]))" table:style-name="ce5">
            <text:p>48 400,00</text:p>
          </table:table-cell>
          <table:table-cell office:value-type="float" office:value="17800" table:formula="of:=IF([.B36] = 2; [.D36] + 4000; IF([.C36] &gt; 50000;[.D36]; [.D36]-[.$I$4]))" table:style-name="ce3">
            <text:p>17800,00</text:p>
          </table:table-cell>
          <table:table-cell office:value-type="string" office:string-value="żołędzie" table:formula="of:=IF([.C36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05T00:00:00" table:style-name="ce2">
            <text:p>05.01.2013</text:p>
          </table:table-cell>
          <table:table-cell office:value-type="float" office:value="6" table:formula="of:=WEEKDAY([.A38]; 2)" table:style-name="ce4">
            <text:p>6</text:p>
          </table:table-cell>
          <table:table-cell office:value-type="float" office:value="59800" table:formula="of:=IF([.B37] = 5; ([.C37] + 15000) - [.$H$4]; IF([.C37] &gt; 50000;[.C37]-[.$H$4]; [.C37]))" table:style-name="ce5">
            <text:p>59 800,00</text:p>
          </table:table-cell>
          <table:table-cell office:value-type="float" office:value="16000" table:formula="of:=IF([.B37] = 2; [.D37] + 4000; IF([.C37] &gt; 50000;[.D37]; [.D37]-[.$I$4]))" table:style-name="ce3">
            <text:p>16000,00</text:p>
          </table:table-cell>
          <table:table-cell office:value-type="string" office:string-value="żołędzie" table:formula="of:=IF([.C37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06T00:00:00" table:style-name="ce2">
            <text:p>06.01.2013</text:p>
          </table:table-cell>
          <table:table-cell office:value-type="float" office:value="7" table:formula="of:=WEEKDAY([.A39]; 2)" table:style-name="ce4">
            <text:p>7</text:p>
          </table:table-cell>
          <table:table-cell office:value-type="float" office:value="56200" table:formula="of:=IF([.B38] = 5; ([.C38] + 15000) - [.$H$4]; IF([.C38] &gt; 50000;[.C38]-[.$H$4]; [.C38]))" table:style-name="ce5">
            <text:p>56 200,00</text:p>
          </table:table-cell>
          <table:table-cell office:value-type="float" office:value="16000" table:formula="of:=IF([.B38] = 2; [.D38] + 4000; IF([.C38] &gt; 50000;[.D38]; [.D38]-[.$I$4]))" table:style-name="ce3">
            <text:p>16000,00</text:p>
          </table:table-cell>
          <table:table-cell office:value-type="string" office:string-value="siano" table:formula="of:=IF([.C38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07T00:00:00" table:style-name="ce2">
            <text:p>07.01.2013</text:p>
          </table:table-cell>
          <table:table-cell office:value-type="float" office:value="1" table:formula="of:=WEEKDAY([.A40]; 2)" table:style-name="ce4">
            <text:p>1</text:p>
          </table:table-cell>
          <table:table-cell office:value-type="float" office:value="52600" table:formula="of:=IF([.B39] = 5; ([.C39] + 15000) - [.$H$4]; IF([.C39] &gt; 50000;[.C39]-[.$H$4]; [.C39]))" table:style-name="ce5">
            <text:p>52 600,00</text:p>
          </table:table-cell>
          <table:table-cell office:value-type="float" office:value="16000" table:formula="of:=IF([.B39] = 2; [.D39] + 4000; IF([.C39] &gt; 50000;[.D39]; [.D39]-[.$I$4]))" table:style-name="ce3">
            <text:p>16000,00</text:p>
          </table:table-cell>
          <table:table-cell office:value-type="string" office:string-value="siano" table:formula="of:=IF([.C39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08T00:00:00" table:style-name="ce2">
            <text:p>08.01.2013</text:p>
          </table:table-cell>
          <table:table-cell office:value-type="float" office:value="2" table:formula="of:=WEEKDAY([.A41]; 2)" table:style-name="ce4">
            <text:p>2</text:p>
          </table:table-cell>
          <table:table-cell office:value-type="float" office:value="49000" table:formula="of:=IF([.B40] = 5; ([.C40] + 15000) - [.$H$4]; IF([.C40] &gt; 50000;[.C40]-[.$H$4]; [.C40]))" table:style-name="ce5">
            <text:p>49 000,00</text:p>
          </table:table-cell>
          <table:table-cell office:value-type="float" office:value="16000" table:formula="of:=IF([.B40] = 2; [.D40] + 4000; IF([.C40] &gt; 50000;[.D40]; [.D40]-[.$I$4]))" table:style-name="ce3">
            <text:p>16000,00</text:p>
          </table:table-cell>
          <table:table-cell office:value-type="string" office:string-value="siano" table:formula="of:=IF([.C40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09T00:00:00" table:style-name="ce2">
            <text:p>09.01.2013</text:p>
          </table:table-cell>
          <table:table-cell office:value-type="float" office:value="3" table:formula="of:=WEEKDAY([.A42]; 2)" table:style-name="ce4">
            <text:p>3</text:p>
          </table:table-cell>
          <table:table-cell office:value-type="float" office:value="49000" table:formula="of:=IF([.B41] = 5; ([.C41] + 15000) - [.$H$4]; IF([.C41] &gt; 50000;[.C41]-[.$H$4]; [.C41]))" table:style-name="ce5">
            <text:p>49 000,00</text:p>
          </table:table-cell>
          <table:table-cell office:value-type="float" office:value="20000" table:formula="of:=IF([.B41] = 2; [.D41] + 4000; IF([.C41] &gt; 50000;[.D41]; [.D41]-[.$I$4]))" table:style-name="ce3">
            <text:p>20000,00</text:p>
          </table:table-cell>
          <table:table-cell office:value-type="string" office:string-value="żołędzie" table:formula="of:=IF([.C41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0T00:00:00" table:style-name="ce2">
            <text:p>10.01.2013</text:p>
          </table:table-cell>
          <table:table-cell office:value-type="float" office:value="4" table:formula="of:=WEEKDAY([.A43]; 2)" table:style-name="ce4">
            <text:p>4</text:p>
          </table:table-cell>
          <table:table-cell office:value-type="float" office:value="49000" table:formula="of:=IF([.B42] = 5; ([.C42] + 15000) - [.$H$4]; IF([.C42] &gt; 50000;[.C42]-[.$H$4]; [.C42]))" table:style-name="ce5">
            <text:p>49 000,00</text:p>
          </table:table-cell>
          <table:table-cell office:value-type="float" office:value="18200" table:formula="of:=IF([.B42] = 2; [.D42] + 4000; IF([.C42] &gt; 50000;[.D42]; [.D42]-[.$I$4]))" table:style-name="ce3">
            <text:p>18200,00</text:p>
          </table:table-cell>
          <table:table-cell office:value-type="string" office:string-value="żołędzie" table:formula="of:=IF([.C42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1T00:00:00" table:style-name="ce2">
            <text:p>11.01.2013</text:p>
          </table:table-cell>
          <table:table-cell office:value-type="float" office:value="5" table:formula="of:=WEEKDAY([.A44]; 2)" table:style-name="ce4">
            <text:p>5</text:p>
          </table:table-cell>
          <table:table-cell office:value-type="float" office:value="49000" table:formula="of:=IF([.B43] = 5; ([.C43] + 15000) - [.$H$4]; IF([.C43] &gt; 50000;[.C43]-[.$H$4]; [.C43]))" table:style-name="ce5">
            <text:p>49 000,00</text:p>
          </table:table-cell>
          <table:table-cell office:value-type="float" office:value="16400" table:formula="of:=IF([.B43] = 2; [.D43] + 4000; IF([.C43] &gt; 50000;[.D43]; [.D43]-[.$I$4]))" table:style-name="ce3">
            <text:p>16400,00</text:p>
          </table:table-cell>
          <table:table-cell office:value-type="string" office:string-value="żołędzie" table:formula="of:=IF([.C43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2T00:00:00" table:style-name="ce2">
            <text:p>12.01.2013</text:p>
          </table:table-cell>
          <table:table-cell office:value-type="float" office:value="6" table:formula="of:=WEEKDAY([.A45]; 2)" table:style-name="ce4">
            <text:p>6</text:p>
          </table:table-cell>
          <table:table-cell office:value-type="float" office:value="60400" table:formula="of:=IF([.B44] = 5; ([.C44] + 15000) - [.$H$4]; IF([.C44] &gt; 50000;[.C44]-[.$H$4]; [.C44]))" table:style-name="ce5">
            <text:p>60 400,00</text:p>
          </table:table-cell>
          <table:table-cell office:value-type="float" office:value="14600" table:formula="of:=IF([.B44] = 2; [.D44] + 4000; IF([.C44] &gt; 50000;[.D44]; [.D44]-[.$I$4]))" table:style-name="ce3">
            <text:p>14600,00</text:p>
          </table:table-cell>
          <table:table-cell office:value-type="string" office:string-value="żołędzie" table:formula="of:=IF([.C44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3T00:00:00" table:style-name="ce2">
            <text:p>13.01.2013</text:p>
          </table:table-cell>
          <table:table-cell office:value-type="float" office:value="7" table:formula="of:=WEEKDAY([.A46]; 2)" table:style-name="ce4">
            <text:p>7</text:p>
          </table:table-cell>
          <table:table-cell office:value-type="float" office:value="56800" table:formula="of:=IF([.B45] = 5; ([.C45] + 15000) - [.$H$4]; IF([.C45] &gt; 50000;[.C45]-[.$H$4]; [.C45]))" table:style-name="ce5">
            <text:p>56 800,00</text:p>
          </table:table-cell>
          <table:table-cell office:value-type="float" office:value="14600" table:formula="of:=IF([.B45] = 2; [.D45] + 4000; IF([.C45] &gt; 50000;[.D45]; [.D45]-[.$I$4]))" table:style-name="ce3">
            <text:p>14600,00</text:p>
          </table:table-cell>
          <table:table-cell office:value-type="string" office:string-value="siano" table:formula="of:=IF([.C45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14T00:00:00" table:style-name="ce2">
            <text:p>14.01.2013</text:p>
          </table:table-cell>
          <table:table-cell office:value-type="float" office:value="1" table:formula="of:=WEEKDAY([.A47]; 2)" table:style-name="ce4">
            <text:p>1</text:p>
          </table:table-cell>
          <table:table-cell office:value-type="float" office:value="53200" table:formula="of:=IF([.B46] = 5; ([.C46] + 15000) - [.$H$4]; IF([.C46] &gt; 50000;[.C46]-[.$H$4]; [.C46]))" table:style-name="ce5">
            <text:p>53 200,00</text:p>
          </table:table-cell>
          <table:table-cell office:value-type="float" office:value="14600" table:formula="of:=IF([.B46] = 2; [.D46] + 4000; IF([.C46] &gt; 50000;[.D46]; [.D46]-[.$I$4]))" table:style-name="ce3">
            <text:p>14600,00</text:p>
          </table:table-cell>
          <table:table-cell office:value-type="string" office:string-value="siano" table:formula="of:=IF([.C46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15T00:00:00" table:style-name="ce2">
            <text:p>15.01.2013</text:p>
          </table:table-cell>
          <table:table-cell office:value-type="float" office:value="2" table:formula="of:=WEEKDAY([.A48]; 2)" table:style-name="ce4">
            <text:p>2</text:p>
          </table:table-cell>
          <table:table-cell office:value-type="float" office:value="49600" table:formula="of:=IF([.B47] = 5; ([.C47] + 15000) - [.$H$4]; IF([.C47] &gt; 50000;[.C47]-[.$H$4]; [.C47]))" table:style-name="ce5">
            <text:p>49 600,00</text:p>
          </table:table-cell>
          <table:table-cell office:value-type="float" office:value="14600" table:formula="of:=IF([.B47] = 2; [.D47] + 4000; IF([.C47] &gt; 50000;[.D47]; [.D47]-[.$I$4]))" table:style-name="ce3">
            <text:p>14600,00</text:p>
          </table:table-cell>
          <table:table-cell office:value-type="string" office:string-value="siano" table:formula="of:=IF([.C47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16T00:00:00" table:style-name="ce2">
            <text:p>16.01.2013</text:p>
          </table:table-cell>
          <table:table-cell office:value-type="float" office:value="3" table:formula="of:=WEEKDAY([.A49]; 2)" table:style-name="ce4">
            <text:p>3</text:p>
          </table:table-cell>
          <table:table-cell office:value-type="float" office:value="49600" table:formula="of:=IF([.B48] = 5; ([.C48] + 15000) - [.$H$4]; IF([.C48] &gt; 50000;[.C48]-[.$H$4]; [.C48]))" table:style-name="ce5">
            <text:p>49 600,00</text:p>
          </table:table-cell>
          <table:table-cell office:value-type="float" office:value="18600" table:formula="of:=IF([.B48] = 2; [.D48] + 4000; IF([.C48] &gt; 50000;[.D48]; [.D48]-[.$I$4]))" table:style-name="ce3">
            <text:p>18600,00</text:p>
          </table:table-cell>
          <table:table-cell office:value-type="string" office:string-value="żołędzie" table:formula="of:=IF([.C48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7T00:00:00" table:style-name="ce2">
            <text:p>17.01.2013</text:p>
          </table:table-cell>
          <table:table-cell office:value-type="float" office:value="4" table:formula="of:=WEEKDAY([.A50]; 2)" table:style-name="ce4">
            <text:p>4</text:p>
          </table:table-cell>
          <table:table-cell office:value-type="float" office:value="49600" table:formula="of:=IF([.B49] = 5; ([.C49] + 15000) - [.$H$4]; IF([.C49] &gt; 50000;[.C49]-[.$H$4]; [.C49]))" table:style-name="ce5">
            <text:p>49 600,00</text:p>
          </table:table-cell>
          <table:table-cell office:value-type="float" office:value="16800" table:formula="of:=IF([.B49] = 2; [.D49] + 4000; IF([.C49] &gt; 50000;[.D49]; [.D49]-[.$I$4]))" table:style-name="ce3">
            <text:p>16800,00</text:p>
          </table:table-cell>
          <table:table-cell office:value-type="string" office:string-value="żołędzie" table:formula="of:=IF([.C49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8T00:00:00" table:style-name="ce2">
            <text:p>18.01.2013</text:p>
          </table:table-cell>
          <table:table-cell office:value-type="float" office:value="5" table:formula="of:=WEEKDAY([.A51]; 2)" table:style-name="ce4">
            <text:p>5</text:p>
          </table:table-cell>
          <table:table-cell office:value-type="float" office:value="49600" table:formula="of:=IF([.B50] = 5; ([.C50] + 15000) - [.$H$4]; IF([.C50] &gt; 50000;[.C50]-[.$H$4]; [.C50]))" table:style-name="ce5">
            <text:p>49 600,00</text:p>
          </table:table-cell>
          <table:table-cell office:value-type="float" office:value="15000" table:formula="of:=IF([.B50] = 2; [.D50] + 4000; IF([.C50] &gt; 50000;[.D50]; [.D50]-[.$I$4]))" table:style-name="ce3">
            <text:p>15000,00</text:p>
          </table:table-cell>
          <table:table-cell office:value-type="string" office:string-value="żołędzie" table:formula="of:=IF([.C50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19T00:00:00" table:style-name="ce2">
            <text:p>19.01.2013</text:p>
          </table:table-cell>
          <table:table-cell office:value-type="float" office:value="6" table:formula="of:=WEEKDAY([.A52]; 2)" table:style-name="ce4">
            <text:p>6</text:p>
          </table:table-cell>
          <table:table-cell office:value-type="float" office:value="61000" table:formula="of:=IF([.B51] = 5; ([.C51] + 15000) - [.$H$4]; IF([.C51] &gt; 50000;[.C51]-[.$H$4]; [.C51]))" table:style-name="ce5">
            <text:p>61 000,00</text:p>
          </table:table-cell>
          <table:table-cell office:value-type="float" office:value="13200" table:formula="of:=IF([.B51] = 2; [.D51] + 4000; IF([.C51] &gt; 50000;[.D51]; [.D51]-[.$I$4]))" table:style-name="ce3">
            <text:p>13200,00</text:p>
          </table:table-cell>
          <table:table-cell office:value-type="string" office:string-value="żołędzie" table:formula="of:=IF([.C51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20T00:00:00" table:style-name="ce2">
            <text:p>20.01.2013</text:p>
          </table:table-cell>
          <table:table-cell office:value-type="float" office:value="7" table:formula="of:=WEEKDAY([.A53]; 2)" table:style-name="ce4">
            <text:p>7</text:p>
          </table:table-cell>
          <table:table-cell office:value-type="float" office:value="57400" table:formula="of:=IF([.B52] = 5; ([.C52] + 15000) - [.$H$4]; IF([.C52] &gt; 50000;[.C52]-[.$H$4]; [.C52]))" table:style-name="ce5">
            <text:p>57 400,00</text:p>
          </table:table-cell>
          <table:table-cell office:value-type="float" office:value="13200" table:formula="of:=IF([.B52] = 2; [.D52] + 4000; IF([.C52] &gt; 50000;[.D52]; [.D52]-[.$I$4]))" table:style-name="ce3">
            <text:p>13200,00</text:p>
          </table:table-cell>
          <table:table-cell office:value-type="string" office:string-value="siano" table:formula="of:=IF([.C52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21T00:00:00" table:style-name="ce2">
            <text:p>21.01.2013</text:p>
          </table:table-cell>
          <table:table-cell office:value-type="float" office:value="1" table:formula="of:=WEEKDAY([.A54]; 2)" table:style-name="ce4">
            <text:p>1</text:p>
          </table:table-cell>
          <table:table-cell office:value-type="float" office:value="53800" table:formula="of:=IF([.B53] = 5; ([.C53] + 15000) - [.$H$4]; IF([.C53] &gt; 50000;[.C53]-[.$H$4]; [.C53]))" table:style-name="ce5">
            <text:p>53 800,00</text:p>
          </table:table-cell>
          <table:table-cell office:value-type="float" office:value="13200" table:formula="of:=IF([.B53] = 2; [.D53] + 4000; IF([.C53] &gt; 50000;[.D53]; [.D53]-[.$I$4]))" table:style-name="ce3">
            <text:p>13200,00</text:p>
          </table:table-cell>
          <table:table-cell office:value-type="string" office:string-value="siano" table:formula="of:=IF([.C53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22T00:00:00" table:style-name="ce2">
            <text:p>22.01.2013</text:p>
          </table:table-cell>
          <table:table-cell office:value-type="float" office:value="2" table:formula="of:=WEEKDAY([.A55]; 2)" table:style-name="ce4">
            <text:p>2</text:p>
          </table:table-cell>
          <table:table-cell office:value-type="float" office:value="50200" table:formula="of:=IF([.B54] = 5; ([.C54] + 15000) - [.$H$4]; IF([.C54] &gt; 50000;[.C54]-[.$H$4]; [.C54]))" table:style-name="ce5">
            <text:p>50 200,00</text:p>
          </table:table-cell>
          <table:table-cell office:value-type="float" office:value="13200" table:formula="of:=IF([.B54] = 2; [.D54] + 4000; IF([.C54] &gt; 50000;[.D54]; [.D54]-[.$I$4]))" table:style-name="ce3">
            <text:p>13200,00</text:p>
          </table:table-cell>
          <table:table-cell office:value-type="string" office:string-value="siano" table:formula="of:=IF([.C54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23T00:00:00" table:style-name="ce2">
            <text:p>23.01.2013</text:p>
          </table:table-cell>
          <table:table-cell office:value-type="float" office:value="3" table:formula="of:=WEEKDAY([.A56]; 2)" table:style-name="ce4">
            <text:p>3</text:p>
          </table:table-cell>
          <table:table-cell office:value-type="float" office:value="46600" table:formula="of:=IF([.B55] = 5; ([.C55] + 15000) - [.$H$4]; IF([.C55] &gt; 50000;[.C55]-[.$H$4]; [.C55]))" table:style-name="ce5">
            <text:p>46 600,00</text:p>
          </table:table-cell>
          <table:table-cell office:value-type="float" office:value="17200" table:formula="of:=IF([.B55] = 2; [.D55] + 4000; IF([.C55] &gt; 50000;[.D55]; [.D55]-[.$I$4]))" table:style-name="ce3">
            <text:p>17200,00</text:p>
          </table:table-cell>
          <table:table-cell office:value-type="string" office:string-value="siano" table:formula="of:=IF([.C55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24T00:00:00" table:style-name="ce2">
            <text:p>24.01.2013</text:p>
          </table:table-cell>
          <table:table-cell office:value-type="float" office:value="4" table:formula="of:=WEEKDAY([.A57]; 2)" table:style-name="ce4">
            <text:p>4</text:p>
          </table:table-cell>
          <table:table-cell office:value-type="float" office:value="46600" table:formula="of:=IF([.B56] = 5; ([.C56] + 15000) - [.$H$4]; IF([.C56] &gt; 50000;[.C56]-[.$H$4]; [.C56]))" table:style-name="ce5">
            <text:p>46 600,00</text:p>
          </table:table-cell>
          <table:table-cell office:value-type="float" office:value="15400" table:formula="of:=IF([.B56] = 2; [.D56] + 4000; IF([.C56] &gt; 50000;[.D56]; [.D56]-[.$I$4]))" table:style-name="ce3">
            <text:p>15400,00</text:p>
          </table:table-cell>
          <table:table-cell office:value-type="string" office:string-value="żołędzie" table:formula="of:=IF([.C56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25T00:00:00" table:style-name="ce2">
            <text:p>25.01.2013</text:p>
          </table:table-cell>
          <table:table-cell office:value-type="float" office:value="5" table:formula="of:=WEEKDAY([.A58]; 2)" table:style-name="ce4">
            <text:p>5</text:p>
          </table:table-cell>
          <table:table-cell office:value-type="float" office:value="46600" table:formula="of:=IF([.B57] = 5; ([.C57] + 15000) - [.$H$4]; IF([.C57] &gt; 50000;[.C57]-[.$H$4]; [.C57]))" table:style-name="ce5">
            <text:p>46 600,00</text:p>
          </table:table-cell>
          <table:table-cell office:value-type="float" office:value="13600" table:formula="of:=IF([.B57] = 2; [.D57] + 4000; IF([.C57] &gt; 50000;[.D57]; [.D57]-[.$I$4]))" table:style-name="ce3">
            <text:p>13600,00</text:p>
          </table:table-cell>
          <table:table-cell office:value-type="string" office:string-value="żołędzie" table:formula="of:=IF([.C57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26T00:00:00" table:style-name="ce2">
            <text:p>26.01.2013</text:p>
          </table:table-cell>
          <table:table-cell office:value-type="float" office:value="6" table:formula="of:=WEEKDAY([.A59]; 2)" table:style-name="ce4">
            <text:p>6</text:p>
          </table:table-cell>
          <table:table-cell office:value-type="float" office:value="58000" table:formula="of:=IF([.B58] = 5; ([.C58] + 15000) - [.$H$4]; IF([.C58] &gt; 50000;[.C58]-[.$H$4]; [.C58]))" table:style-name="ce5">
            <text:p>58 000,00</text:p>
          </table:table-cell>
          <table:table-cell office:value-type="float" office:value="11800" table:formula="of:=IF([.B58] = 2; [.D58] + 4000; IF([.C58] &gt; 50000;[.D58]; [.D58]-[.$I$4]))" table:style-name="ce3">
            <text:p>11800,00</text:p>
          </table:table-cell>
          <table:table-cell office:value-type="string" office:string-value="żołędzie" table:formula="of:=IF([.C58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27T00:00:00" table:style-name="ce2">
            <text:p>27.01.2013</text:p>
          </table:table-cell>
          <table:table-cell office:value-type="float" office:value="7" table:formula="of:=WEEKDAY([.A60]; 2)" table:style-name="ce4">
            <text:p>7</text:p>
          </table:table-cell>
          <table:table-cell office:value-type="float" office:value="54400" table:formula="of:=IF([.B59] = 5; ([.C59] + 15000) - [.$H$4]; IF([.C59] &gt; 50000;[.C59]-[.$H$4]; [.C59]))" table:style-name="ce5">
            <text:p>54 400,00</text:p>
          </table:table-cell>
          <table:table-cell office:value-type="float" office:value="11800" table:formula="of:=IF([.B59] = 2; [.D59] + 4000; IF([.C59] &gt; 50000;[.D59]; [.D59]-[.$I$4]))" table:style-name="ce3">
            <text:p>11800,00</text:p>
          </table:table-cell>
          <table:table-cell office:value-type="string" office:string-value="siano" table:formula="of:=IF([.C59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28T00:00:00" table:style-name="ce2">
            <text:p>28.01.2013</text:p>
          </table:table-cell>
          <table:table-cell office:value-type="float" office:value="1" table:formula="of:=WEEKDAY([.A61]; 2)" table:style-name="ce4">
            <text:p>1</text:p>
          </table:table-cell>
          <table:table-cell office:value-type="float" office:value="50800" table:formula="of:=IF([.B60] = 5; ([.C60] + 15000) - [.$H$4]; IF([.C60] &gt; 50000;[.C60]-[.$H$4]; [.C60]))" table:style-name="ce5">
            <text:p>50 800,00</text:p>
          </table:table-cell>
          <table:table-cell office:value-type="float" office:value="11800" table:formula="of:=IF([.B60] = 2; [.D60] + 4000; IF([.C60] &gt; 50000;[.D60]; [.D60]-[.$I$4]))" table:style-name="ce3">
            <text:p>11800,00</text:p>
          </table:table-cell>
          <table:table-cell office:value-type="string" office:string-value="siano" table:formula="of:=IF([.C60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29T00:00:00" table:style-name="ce2">
            <text:p>29.01.2013</text:p>
          </table:table-cell>
          <table:table-cell office:value-type="float" office:value="2" table:formula="of:=WEEKDAY([.A62]; 2)" table:style-name="ce4">
            <text:p>2</text:p>
          </table:table-cell>
          <table:table-cell office:value-type="float" office:value="47200" table:formula="of:=IF([.B61] = 5; ([.C61] + 15000) - [.$H$4]; IF([.C61] &gt; 50000;[.C61]-[.$H$4]; [.C61]))" table:style-name="ce5">
            <text:p>47 200,00</text:p>
          </table:table-cell>
          <table:table-cell office:value-type="float" office:value="11800" table:formula="of:=IF([.B61] = 2; [.D61] + 4000; IF([.C61] &gt; 50000;[.D61]; [.D61]-[.$I$4]))" table:style-name="ce3">
            <text:p>11800,00</text:p>
          </table:table-cell>
          <table:table-cell office:value-type="string" office:string-value="siano" table:formula="of:=IF([.C61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1-30T00:00:00" table:style-name="ce2">
            <text:p>30.01.2013</text:p>
          </table:table-cell>
          <table:table-cell office:value-type="float" office:value="3" table:formula="of:=WEEKDAY([.A63]; 2)" table:style-name="ce4">
            <text:p>3</text:p>
          </table:table-cell>
          <table:table-cell office:value-type="float" office:value="47200" table:formula="of:=IF([.B62] = 5; ([.C62] + 15000) - [.$H$4]; IF([.C62] &gt; 50000;[.C62]-[.$H$4]; [.C62]))" table:style-name="ce5">
            <text:p>47 200,00</text:p>
          </table:table-cell>
          <table:table-cell office:value-type="float" office:value="15800" table:formula="of:=IF([.B62] = 2; [.D62] + 4000; IF([.C62] &gt; 50000;[.D62]; [.D62]-[.$I$4]))" table:style-name="ce3">
            <text:p>15800,00</text:p>
          </table:table-cell>
          <table:table-cell office:value-type="string" office:string-value="żołędzie" table:formula="of:=IF([.C62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1-31T00:00:00" table:style-name="ce2">
            <text:p>31.01.2013</text:p>
          </table:table-cell>
          <table:table-cell office:value-type="float" office:value="4" table:formula="of:=WEEKDAY([.A64]; 2)" table:style-name="ce4">
            <text:p>4</text:p>
          </table:table-cell>
          <table:table-cell office:value-type="float" office:value="47200" table:formula="of:=IF([.B63] = 5; ([.C63] + 15000) - [.$H$4]; IF([.C63] &gt; 50000;[.C63]-[.$H$4]; [.C63]))" table:style-name="ce5">
            <text:p>47 200,00</text:p>
          </table:table-cell>
          <table:table-cell office:value-type="float" office:value="14000" table:formula="of:=IF([.B63] = 2; [.D63] + 4000; IF([.C63] &gt; 50000;[.D63]; [.D63]-[.$I$4]))" table:style-name="ce3">
            <text:p>14000,00</text:p>
          </table:table-cell>
          <table:table-cell office:value-type="string" office:string-value="żołędzie" table:formula="of:=IF([.C63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01T00:00:00" table:style-name="ce2">
            <text:p>01.02.2013</text:p>
          </table:table-cell>
          <table:table-cell office:value-type="float" office:value="5" table:formula="of:=WEEKDAY([.A65]; 2)" table:style-name="ce4">
            <text:p>5</text:p>
          </table:table-cell>
          <table:table-cell office:value-type="float" office:value="47200" table:formula="of:=IF([.B64] = 5; ([.C64] + 15000) - [.$H$4]; IF([.C64] &gt; 50000;[.C64]-[.$H$4]; [.C64]))" table:style-name="ce5">
            <text:p>47 200,00</text:p>
          </table:table-cell>
          <table:table-cell office:value-type="float" office:value="12200" table:formula="of:=IF([.B64] = 2; [.D64] + 4000; IF([.C64] &gt; 50000;[.D64]; [.D64]-[.$I$4]))" table:style-name="ce3">
            <text:p>12200,00</text:p>
          </table:table-cell>
          <table:table-cell office:value-type="string" office:string-value="żołędzie" table:formula="of:=IF([.C64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02T00:00:00" table:style-name="ce2">
            <text:p>02.02.2013</text:p>
          </table:table-cell>
          <table:table-cell office:value-type="float" office:value="6" table:formula="of:=WEEKDAY([.A66]; 2)" table:style-name="ce4">
            <text:p>6</text:p>
          </table:table-cell>
          <table:table-cell office:value-type="float" office:value="58600" table:formula="of:=IF([.B65] = 5; ([.C65] + 15000) - [.$H$4]; IF([.C65] &gt; 50000;[.C65]-[.$H$4]; [.C65]))" table:style-name="ce5">
            <text:p>58 600,00</text:p>
          </table:table-cell>
          <table:table-cell office:value-type="float" office:value="10400" table:formula="of:=IF([.B65] = 2; [.D65] + 4000; IF([.C65] &gt; 50000;[.D65]; [.D65]-[.$I$4]))" table:style-name="ce3">
            <text:p>10400,00</text:p>
          </table:table-cell>
          <table:table-cell office:value-type="string" office:string-value="żołędzie" table:formula="of:=IF([.C65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03T00:00:00" table:style-name="ce2">
            <text:p>03.02.2013</text:p>
          </table:table-cell>
          <table:table-cell office:value-type="float" office:value="7" table:formula="of:=WEEKDAY([.A67]; 2)" table:style-name="ce4">
            <text:p>7</text:p>
          </table:table-cell>
          <table:table-cell office:value-type="float" office:value="55000" table:formula="of:=IF([.B66] = 5; ([.C66] + 15000) - [.$H$4]; IF([.C66] &gt; 50000;[.C66]-[.$H$4]; [.C66]))" table:style-name="ce5">
            <text:p>55 000,00</text:p>
          </table:table-cell>
          <table:table-cell office:value-type="float" office:value="10400" table:formula="of:=IF([.B66] = 2; [.D66] + 4000; IF([.C66] &gt; 50000;[.D66]; [.D66]-[.$I$4]))" table:style-name="ce3">
            <text:p>10400,00</text:p>
          </table:table-cell>
          <table:table-cell office:value-type="string" office:string-value="siano" table:formula="of:=IF([.C66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04T00:00:00" table:style-name="ce2">
            <text:p>04.02.2013</text:p>
          </table:table-cell>
          <table:table-cell office:value-type="float" office:value="1" table:formula="of:=WEEKDAY([.A68]; 2)" table:style-name="ce4">
            <text:p>1</text:p>
          </table:table-cell>
          <table:table-cell office:value-type="float" office:value="51400" table:formula="of:=IF([.B67] = 5; ([.C67] + 15000) - [.$H$4]; IF([.C67] &gt; 50000;[.C67]-[.$H$4]; [.C67]))" table:style-name="ce5">
            <text:p>51 400,00</text:p>
          </table:table-cell>
          <table:table-cell office:value-type="float" office:value="10400" table:formula="of:=IF([.B67] = 2; [.D67] + 4000; IF([.C67] &gt; 50000;[.D67]; [.D67]-[.$I$4]))" table:style-name="ce3">
            <text:p>10400,00</text:p>
          </table:table-cell>
          <table:table-cell office:value-type="string" office:string-value="siano" table:formula="of:=IF([.C67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05T00:00:00" table:style-name="ce2">
            <text:p>05.02.2013</text:p>
          </table:table-cell>
          <table:table-cell office:value-type="float" office:value="2" table:formula="of:=WEEKDAY([.A69]; 2)" table:style-name="ce4">
            <text:p>2</text:p>
          </table:table-cell>
          <table:table-cell office:value-type="float" office:value="47800" table:formula="of:=IF([.B68] = 5; ([.C68] + 15000) - [.$H$4]; IF([.C68] &gt; 50000;[.C68]-[.$H$4]; [.C68]))" table:style-name="ce5">
            <text:p>47 800,00</text:p>
          </table:table-cell>
          <table:table-cell office:value-type="float" office:value="10400" table:formula="of:=IF([.B68] = 2; [.D68] + 4000; IF([.C68] &gt; 50000;[.D68]; [.D68]-[.$I$4]))" table:style-name="ce3">
            <text:p>10400,00</text:p>
          </table:table-cell>
          <table:table-cell office:value-type="string" office:string-value="siano" table:formula="of:=IF([.C68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06T00:00:00" table:style-name="ce2">
            <text:p>06.02.2013</text:p>
          </table:table-cell>
          <table:table-cell office:value-type="float" office:value="3" table:formula="of:=WEEKDAY([.A70]; 2)" table:style-name="ce4">
            <text:p>3</text:p>
          </table:table-cell>
          <table:table-cell office:value-type="float" office:value="47800" table:formula="of:=IF([.B69] = 5; ([.C69] + 15000) - [.$H$4]; IF([.C69] &gt; 50000;[.C69]-[.$H$4]; [.C69]))" table:style-name="ce5">
            <text:p>47 800,00</text:p>
          </table:table-cell>
          <table:table-cell office:value-type="float" office:value="14400" table:formula="of:=IF([.B69] = 2; [.D69] + 4000; IF([.C69] &gt; 50000;[.D69]; [.D69]-[.$I$4]))" table:style-name="ce3">
            <text:p>14400,00</text:p>
          </table:table-cell>
          <table:table-cell office:value-type="string" office:string-value="żołędzie" table:formula="of:=IF([.C69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07T00:00:00" table:style-name="ce2">
            <text:p>07.02.2013</text:p>
          </table:table-cell>
          <table:table-cell office:value-type="float" office:value="4" table:formula="of:=WEEKDAY([.A71]; 2)" table:style-name="ce4">
            <text:p>4</text:p>
          </table:table-cell>
          <table:table-cell office:value-type="float" office:value="47800" table:formula="of:=IF([.B70] = 5; ([.C70] + 15000) - [.$H$4]; IF([.C70] &gt; 50000;[.C70]-[.$H$4]; [.C70]))" table:style-name="ce5">
            <text:p>47 800,00</text:p>
          </table:table-cell>
          <table:table-cell office:value-type="float" office:value="12600" table:formula="of:=IF([.B70] = 2; [.D70] + 4000; IF([.C70] &gt; 50000;[.D70]; [.D70]-[.$I$4]))" table:style-name="ce3">
            <text:p>12600,00</text:p>
          </table:table-cell>
          <table:table-cell office:value-type="string" office:string-value="żołędzie" table:formula="of:=IF([.C70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08T00:00:00" table:style-name="ce2">
            <text:p>08.02.2013</text:p>
          </table:table-cell>
          <table:table-cell office:value-type="float" office:value="5" table:formula="of:=WEEKDAY([.A72]; 2)" table:style-name="ce4">
            <text:p>5</text:p>
          </table:table-cell>
          <table:table-cell office:value-type="float" office:value="47800" table:formula="of:=IF([.B71] = 5; ([.C71] + 15000) - [.$H$4]; IF([.C71] &gt; 50000;[.C71]-[.$H$4]; [.C71]))" table:style-name="ce5">
            <text:p>47 800,00</text:p>
          </table:table-cell>
          <table:table-cell office:value-type="float" office:value="10800" table:formula="of:=IF([.B71] = 2; [.D71] + 4000; IF([.C71] &gt; 50000;[.D71]; [.D71]-[.$I$4]))" table:style-name="ce3">
            <text:p>10800,00</text:p>
          </table:table-cell>
          <table:table-cell office:value-type="string" office:string-value="żołędzie" table:formula="of:=IF([.C71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09T00:00:00" table:style-name="ce2">
            <text:p>09.02.2013</text:p>
          </table:table-cell>
          <table:table-cell office:value-type="float" office:value="6" table:formula="of:=WEEKDAY([.A73]; 2)" table:style-name="ce4">
            <text:p>6</text:p>
          </table:table-cell>
          <table:table-cell office:value-type="float" office:value="59200" table:formula="of:=IF([.B72] = 5; ([.C72] + 15000) - [.$H$4]; IF([.C72] &gt; 50000;[.C72]-[.$H$4]; [.C72]))" table:style-name="ce5">
            <text:p>59 200,00</text:p>
          </table:table-cell>
          <table:table-cell office:value-type="float" office:value="9000" table:formula="of:=IF([.B72] = 2; [.D72] + 4000; IF([.C72] &gt; 50000;[.D72]; [.D72]-[.$I$4]))" table:style-name="ce3">
            <text:p>9000,00</text:p>
          </table:table-cell>
          <table:table-cell office:value-type="string" office:string-value="żołędzie" table:formula="of:=IF([.C72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10T00:00:00" table:style-name="ce2">
            <text:p>10.02.2013</text:p>
          </table:table-cell>
          <table:table-cell office:value-type="float" office:value="7" table:formula="of:=WEEKDAY([.A74]; 2)" table:style-name="ce4">
            <text:p>7</text:p>
          </table:table-cell>
          <table:table-cell office:value-type="float" office:value="55600" table:formula="of:=IF([.B73] = 5; ([.C73] + 15000) - [.$H$4]; IF([.C73] &gt; 50000;[.C73]-[.$H$4]; [.C73]))" table:style-name="ce5">
            <text:p>55 600,00</text:p>
          </table:table-cell>
          <table:table-cell office:value-type="float" office:value="9000" table:formula="of:=IF([.B73] = 2; [.D73] + 4000; IF([.C73] &gt; 50000;[.D73]; [.D73]-[.$I$4]))" table:style-name="ce3">
            <text:p>9000,00</text:p>
          </table:table-cell>
          <table:table-cell office:value-type="string" office:string-value="siano" table:formula="of:=IF([.C73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11T00:00:00" table:style-name="ce2">
            <text:p>11.02.2013</text:p>
          </table:table-cell>
          <table:table-cell office:value-type="float" office:value="1" table:formula="of:=WEEKDAY([.A75]; 2)" table:style-name="ce4">
            <text:p>1</text:p>
          </table:table-cell>
          <table:table-cell office:value-type="float" office:value="52000" table:formula="of:=IF([.B74] = 5; ([.C74] + 15000) - [.$H$4]; IF([.C74] &gt; 50000;[.C74]-[.$H$4]; [.C74]))" table:style-name="ce5">
            <text:p>52 000,00</text:p>
          </table:table-cell>
          <table:table-cell office:value-type="float" office:value="9000" table:formula="of:=IF([.B74] = 2; [.D74] + 4000; IF([.C74] &gt; 50000;[.D74]; [.D74]-[.$I$4]))" table:style-name="ce3">
            <text:p>9000,00</text:p>
          </table:table-cell>
          <table:table-cell office:value-type="string" office:string-value="siano" table:formula="of:=IF([.C74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12T00:00:00" table:style-name="ce2">
            <text:p>12.02.2013</text:p>
          </table:table-cell>
          <table:table-cell office:value-type="float" office:value="2" table:formula="of:=WEEKDAY([.A76]; 2)" table:style-name="ce4">
            <text:p>2</text:p>
          </table:table-cell>
          <table:table-cell office:value-type="float" office:value="48400" table:formula="of:=IF([.B75] = 5; ([.C75] + 15000) - [.$H$4]; IF([.C75] &gt; 50000;[.C75]-[.$H$4]; [.C75]))" table:style-name="ce5">
            <text:p>48 400,00</text:p>
          </table:table-cell>
          <table:table-cell office:value-type="float" office:value="9000" table:formula="of:=IF([.B75] = 2; [.D75] + 4000; IF([.C75] &gt; 50000;[.D75]; [.D75]-[.$I$4]))" table:style-name="ce3">
            <text:p>9000,00</text:p>
          </table:table-cell>
          <table:table-cell office:value-type="string" office:string-value="siano" table:formula="of:=IF([.C75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13T00:00:00" table:style-name="ce2">
            <text:p>13.02.2013</text:p>
          </table:table-cell>
          <table:table-cell office:value-type="float" office:value="3" table:formula="of:=WEEKDAY([.A77]; 2)" table:style-name="ce4">
            <text:p>3</text:p>
          </table:table-cell>
          <table:table-cell office:value-type="float" office:value="48400" table:formula="of:=IF([.B76] = 5; ([.C76] + 15000) - [.$H$4]; IF([.C76] &gt; 50000;[.C76]-[.$H$4]; [.C76]))" table:style-name="ce5">
            <text:p>48 400,00</text:p>
          </table:table-cell>
          <table:table-cell office:value-type="float" office:value="13000" table:formula="of:=IF([.B76] = 2; [.D76] + 4000; IF([.C76] &gt; 50000;[.D76]; [.D76]-[.$I$4]))" table:style-name="ce3">
            <text:p>13000,00</text:p>
          </table:table-cell>
          <table:table-cell office:value-type="string" office:string-value="żołędzie" table:formula="of:=IF([.C76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14T00:00:00" table:style-name="ce2">
            <text:p>14.02.2013</text:p>
          </table:table-cell>
          <table:table-cell office:value-type="float" office:value="4" table:formula="of:=WEEKDAY([.A78]; 2)" table:style-name="ce4">
            <text:p>4</text:p>
          </table:table-cell>
          <table:table-cell office:value-type="float" office:value="48400" table:formula="of:=IF([.B77] = 5; ([.C77] + 15000) - [.$H$4]; IF([.C77] &gt; 50000;[.C77]-[.$H$4]; [.C77]))" table:style-name="ce5">
            <text:p>48 400,00</text:p>
          </table:table-cell>
          <table:table-cell office:value-type="float" office:value="11200" table:formula="of:=IF([.B77] = 2; [.D77] + 4000; IF([.C77] &gt; 50000;[.D77]; [.D77]-[.$I$4]))" table:style-name="ce3">
            <text:p>11200,00</text:p>
          </table:table-cell>
          <table:table-cell office:value-type="string" office:string-value="żołędzie" table:formula="of:=IF([.C77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15T00:00:00" table:style-name="ce2">
            <text:p>15.02.2013</text:p>
          </table:table-cell>
          <table:table-cell office:value-type="float" office:value="5" table:formula="of:=WEEKDAY([.A79]; 2)" table:style-name="ce4">
            <text:p>5</text:p>
          </table:table-cell>
          <table:table-cell office:value-type="float" office:value="48400" table:formula="of:=IF([.B78] = 5; ([.C78] + 15000) - [.$H$4]; IF([.C78] &gt; 50000;[.C78]-[.$H$4]; [.C78]))" table:style-name="ce5">
            <text:p>48 400,00</text:p>
          </table:table-cell>
          <table:table-cell office:value-type="float" office:value="9400" table:formula="of:=IF([.B78] = 2; [.D78] + 4000; IF([.C78] &gt; 50000;[.D78]; [.D78]-[.$I$4]))" table:style-name="ce3">
            <text:p>9400,00</text:p>
          </table:table-cell>
          <table:table-cell office:value-type="string" office:string-value="żołędzie" table:formula="of:=IF([.C78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16T00:00:00" table:style-name="ce2">
            <text:p>16.02.2013</text:p>
          </table:table-cell>
          <table:table-cell office:value-type="float" office:value="6" table:formula="of:=WEEKDAY([.A80]; 2)" table:style-name="ce4">
            <text:p>6</text:p>
          </table:table-cell>
          <table:table-cell office:value-type="float" office:value="59800" table:formula="of:=IF([.B79] = 5; ([.C79] + 15000) - [.$H$4]; IF([.C79] &gt; 50000;[.C79]-[.$H$4]; [.C79]))" table:style-name="ce5">
            <text:p>59 800,00</text:p>
          </table:table-cell>
          <table:table-cell office:value-type="float" office:value="7600" table:formula="of:=IF([.B79] = 2; [.D79] + 4000; IF([.C79] &gt; 50000;[.D79]; [.D79]-[.$I$4]))" table:style-name="ce3">
            <text:p>7600,00</text:p>
          </table:table-cell>
          <table:table-cell office:value-type="string" office:string-value="żołędzie" table:formula="of:=IF([.C79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17T00:00:00" table:style-name="ce2">
            <text:p>17.02.2013</text:p>
          </table:table-cell>
          <table:table-cell office:value-type="float" office:value="7" table:formula="of:=WEEKDAY([.A81]; 2)" table:style-name="ce4">
            <text:p>7</text:p>
          </table:table-cell>
          <table:table-cell office:value-type="float" office:value="56200" table:formula="of:=IF([.B80] = 5; ([.C80] + 15000) - [.$H$4]; IF([.C80] &gt; 50000;[.C80]-[.$H$4]; [.C80]))" table:style-name="ce5">
            <text:p>56 200,00</text:p>
          </table:table-cell>
          <table:table-cell office:value-type="float" office:value="7600" table:formula="of:=IF([.B80] = 2; [.D80] + 4000; IF([.C80] &gt; 50000;[.D80]; [.D80]-[.$I$4]))" table:style-name="ce3">
            <text:p>7600,00</text:p>
          </table:table-cell>
          <table:table-cell office:value-type="string" office:string-value="siano" table:formula="of:=IF([.C80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18T00:00:00" table:style-name="ce2">
            <text:p>18.02.2013</text:p>
          </table:table-cell>
          <table:table-cell office:value-type="float" office:value="1" table:formula="of:=WEEKDAY([.A82]; 2)" table:style-name="ce4">
            <text:p>1</text:p>
          </table:table-cell>
          <table:table-cell office:value-type="float" office:value="52600" table:formula="of:=IF([.B81] = 5; ([.C81] + 15000) - [.$H$4]; IF([.C81] &gt; 50000;[.C81]-[.$H$4]; [.C81]))" table:style-name="ce5">
            <text:p>52 600,00</text:p>
          </table:table-cell>
          <table:table-cell office:value-type="float" office:value="7600" table:formula="of:=IF([.B81] = 2; [.D81] + 4000; IF([.C81] &gt; 50000;[.D81]; [.D81]-[.$I$4]))" table:style-name="ce3">
            <text:p>7600,00</text:p>
          </table:table-cell>
          <table:table-cell office:value-type="string" office:string-value="siano" table:formula="of:=IF([.C81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19T00:00:00" table:style-name="ce2">
            <text:p>19.02.2013</text:p>
          </table:table-cell>
          <table:table-cell office:value-type="float" office:value="2" table:formula="of:=WEEKDAY([.A83]; 2)" table:style-name="ce4">
            <text:p>2</text:p>
          </table:table-cell>
          <table:table-cell office:value-type="float" office:value="49000" table:formula="of:=IF([.B82] = 5; ([.C82] + 15000) - [.$H$4]; IF([.C82] &gt; 50000;[.C82]-[.$H$4]; [.C82]))" table:style-name="ce5">
            <text:p>49 000,00</text:p>
          </table:table-cell>
          <table:table-cell office:value-type="float" office:value="7600" table:formula="of:=IF([.B82] = 2; [.D82] + 4000; IF([.C82] &gt; 50000;[.D82]; [.D82]-[.$I$4]))" table:style-name="ce3">
            <text:p>7600,00</text:p>
          </table:table-cell>
          <table:table-cell office:value-type="string" office:string-value="siano" table:formula="of:=IF([.C82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20T00:00:00" table:style-name="ce2">
            <text:p>20.02.2013</text:p>
          </table:table-cell>
          <table:table-cell office:value-type="float" office:value="3" table:formula="of:=WEEKDAY([.A84]; 2)" table:style-name="ce4">
            <text:p>3</text:p>
          </table:table-cell>
          <table:table-cell office:value-type="float" office:value="49000" table:formula="of:=IF([.B83] = 5; ([.C83] + 15000) - [.$H$4]; IF([.C83] &gt; 50000;[.C83]-[.$H$4]; [.C83]))" table:style-name="ce5">
            <text:p>49 000,00</text:p>
          </table:table-cell>
          <table:table-cell office:value-type="float" office:value="11600" table:formula="of:=IF([.B83] = 2; [.D83] + 4000; IF([.C83] &gt; 50000;[.D83]; [.D83]-[.$I$4]))" table:style-name="ce3">
            <text:p>11600,00</text:p>
          </table:table-cell>
          <table:table-cell office:value-type="string" office:string-value="żołędzie" table:formula="of:=IF([.C83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21T00:00:00" table:style-name="ce2">
            <text:p>21.02.2013</text:p>
          </table:table-cell>
          <table:table-cell office:value-type="float" office:value="4" table:formula="of:=WEEKDAY([.A85]; 2)" table:style-name="ce4">
            <text:p>4</text:p>
          </table:table-cell>
          <table:table-cell office:value-type="float" office:value="49000" table:formula="of:=IF([.B84] = 5; ([.C84] + 15000) - [.$H$4]; IF([.C84] &gt; 50000;[.C84]-[.$H$4]; [.C84]))" table:style-name="ce5">
            <text:p>49 000,00</text:p>
          </table:table-cell>
          <table:table-cell office:value-type="float" office:value="9800" table:formula="of:=IF([.B84] = 2; [.D84] + 4000; IF([.C84] &gt; 50000;[.D84]; [.D84]-[.$I$4]))" table:style-name="ce3">
            <text:p>9800,00</text:p>
          </table:table-cell>
          <table:table-cell office:value-type="string" office:string-value="żołędzie" table:formula="of:=IF([.C84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22T00:00:00" table:style-name="ce2">
            <text:p>22.02.2013</text:p>
          </table:table-cell>
          <table:table-cell office:value-type="float" office:value="5" table:formula="of:=WEEKDAY([.A86]; 2)" table:style-name="ce4">
            <text:p>5</text:p>
          </table:table-cell>
          <table:table-cell office:value-type="float" office:value="49000" table:formula="of:=IF([.B85] = 5; ([.C85] + 15000) - [.$H$4]; IF([.C85] &gt; 50000;[.C85]-[.$H$4]; [.C85]))" table:style-name="ce5">
            <text:p>49 000,00</text:p>
          </table:table-cell>
          <table:table-cell office:value-type="float" office:value="8000" table:formula="of:=IF([.B85] = 2; [.D85] + 4000; IF([.C85] &gt; 50000;[.D85]; [.D85]-[.$I$4]))" table:style-name="ce3">
            <text:p>8000,00</text:p>
          </table:table-cell>
          <table:table-cell office:value-type="string" office:string-value="żołędzie" table:formula="of:=IF([.C85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23T00:00:00" table:style-name="ce2">
            <text:p>23.02.2013</text:p>
          </table:table-cell>
          <table:table-cell office:value-type="float" office:value="6" table:formula="of:=WEEKDAY([.A87]; 2)" table:style-name="ce4">
            <text:p>6</text:p>
          </table:table-cell>
          <table:table-cell office:value-type="float" office:value="60400" table:formula="of:=IF([.B86] = 5; ([.C86] + 15000) - [.$H$4]; IF([.C86] &gt; 50000;[.C86]-[.$H$4]; [.C86]))" table:style-name="ce5">
            <text:p>60 400,00</text:p>
          </table:table-cell>
          <table:table-cell office:value-type="float" office:value="6200" table:formula="of:=IF([.B86] = 2; [.D86] + 4000; IF([.C86] &gt; 50000;[.D86]; [.D86]-[.$I$4]))" table:style-name="ce3">
            <text:p>6200,00</text:p>
          </table:table-cell>
          <table:table-cell office:value-type="string" office:string-value="żołędzie" table:formula="of:=IF([.C86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24T00:00:00" table:style-name="ce2">
            <text:p>24.02.2013</text:p>
          </table:table-cell>
          <table:table-cell office:value-type="float" office:value="7" table:formula="of:=WEEKDAY([.A88]; 2)" table:style-name="ce4">
            <text:p>7</text:p>
          </table:table-cell>
          <table:table-cell office:value-type="float" office:value="56800" table:formula="of:=IF([.B87] = 5; ([.C87] + 15000) - [.$H$4]; IF([.C87] &gt; 50000;[.C87]-[.$H$4]; [.C87]))" table:style-name="ce5">
            <text:p>56 800,00</text:p>
          </table:table-cell>
          <table:table-cell office:value-type="float" office:value="6200" table:formula="of:=IF([.B87] = 2; [.D87] + 4000; IF([.C87] &gt; 50000;[.D87]; [.D87]-[.$I$4]))" table:style-name="ce3">
            <text:p>6200,00</text:p>
          </table:table-cell>
          <table:table-cell office:value-type="string" office:string-value="siano" table:formula="of:=IF([.C87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25T00:00:00" table:style-name="ce2">
            <text:p>25.02.2013</text:p>
          </table:table-cell>
          <table:table-cell office:value-type="float" office:value="1" table:formula="of:=WEEKDAY([.A89]; 2)" table:style-name="ce4">
            <text:p>1</text:p>
          </table:table-cell>
          <table:table-cell office:value-type="float" office:value="53200" table:formula="of:=IF([.B88] = 5; ([.C88] + 15000) - [.$H$4]; IF([.C88] &gt; 50000;[.C88]-[.$H$4]; [.C88]))" table:style-name="ce5">
            <text:p>53 200,00</text:p>
          </table:table-cell>
          <table:table-cell office:value-type="float" office:value="6200" table:formula="of:=IF([.B88] = 2; [.D88] + 4000; IF([.C88] &gt; 50000;[.D88]; [.D88]-[.$I$4]))" table:style-name="ce3">
            <text:p>6200,00</text:p>
          </table:table-cell>
          <table:table-cell office:value-type="string" office:string-value="siano" table:formula="of:=IF([.C88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26T00:00:00" table:style-name="ce2">
            <text:p>26.02.2013</text:p>
          </table:table-cell>
          <table:table-cell office:value-type="float" office:value="2" table:formula="of:=WEEKDAY([.A90]; 2)" table:style-name="ce4">
            <text:p>2</text:p>
          </table:table-cell>
          <table:table-cell office:value-type="float" office:value="49600" table:formula="of:=IF([.B89] = 5; ([.C89] + 15000) - [.$H$4]; IF([.C89] &gt; 50000;[.C89]-[.$H$4]; [.C89]))" table:style-name="ce5">
            <text:p>49 600,00</text:p>
          </table:table-cell>
          <table:table-cell office:value-type="float" office:value="6200" table:formula="of:=IF([.B89] = 2; [.D89] + 4000; IF([.C89] &gt; 50000;[.D89]; [.D89]-[.$I$4]))" table:style-name="ce3">
            <text:p>6200,00</text:p>
          </table:table-cell>
          <table:table-cell office:value-type="string" office:string-value="siano" table:formula="of:=IF([.C89] &gt; 50000;&quot;siano&quot;; &quot;żołędzie&quot;)" table:style-name="ce1">
            <text:p>siano</text:p>
          </table:table-cell>
          <table:table-cell table:number-columns-repeated="16379"/>
        </table:table-row>
        <table:table-row table:style-name="ro1">
          <table:table-cell office:value-type="date" office:date-value="2013-02-27T00:00:00" table:style-name="ce2">
            <text:p>27.02.2013</text:p>
          </table:table-cell>
          <table:table-cell office:value-type="float" office:value="3" table:formula="of:=WEEKDAY([.A91]; 2)" table:style-name="ce4">
            <text:p>3</text:p>
          </table:table-cell>
          <table:table-cell office:value-type="float" office:value="49600" table:formula="of:=IF([.B90] = 5; ([.C90] + 15000) - [.$H$4]; IF([.C90] &gt; 50000;[.C90]-[.$H$4]; [.C90]))" table:style-name="ce5">
            <text:p>49 600,00</text:p>
          </table:table-cell>
          <table:table-cell office:value-type="float" office:value="10200" table:formula="of:=IF([.B90] = 2; [.D90] + 4000; IF([.C90] &gt; 50000;[.D90]; [.D90]-[.$I$4]))" table:style-name="ce3">
            <text:p>10200,00</text:p>
          </table:table-cell>
          <table:table-cell office:value-type="string" office:string-value="żołędzie" table:formula="of:=IF([.C90] &gt; 50000;&quot;siano&quot;; &quot;żołędzie&quot;)" table:style-name="ce1">
            <text:p>żołędzie</text:p>
          </table:table-cell>
          <table:table-cell table:number-columns-repeated="16379"/>
        </table:table-row>
        <table:table-row table:style-name="ro1">
          <table:table-cell office:value-type="date" office:date-value="2013-02-28T00:00:00" table:style-name="ce2">
            <text:p>28.02.2013</text:p>
          </table:table-cell>
          <table:table-cell office:value-type="float" office:value="4" table:formula="of:=WEEKDAY([.A92]; 2)" table:style-name="ce4">
            <text:p>4</text:p>
          </table:table-cell>
          <table:table-cell office:value-type="float" office:value="49600" table:formula="of:=IF([.B91] = 5; ([.C91] + 15000) - [.$H$4]; IF([.C91] &gt; 50000;[.C91]-[.$H$4]; [.C91]))" table:style-name="ce5">
            <text:p>49 600,00</text:p>
          </table:table-cell>
          <table:table-cell office:value-type="float" office:value="8400" table:formula="of:=IF([.B91] = 2; [.D91] + 4000; IF([.C91] &gt; 50000;[.D91]; [.D91]-[.$I$4]))" table:style-name="ce3">
            <text:p>8400,00</text:p>
          </table:table-cell>
          <table:table-cell office:value-type="string" office:string-value="żołędzie" table:formula="of:=IF([.C91] &gt; 50000;&quot;siano&quot;; &quot;żołędzie&quot;)" table:style-name="ce1">
            <text:p>żołędzie</text:p>
          </table:table-cell>
          <table:table-cell table:number-columns-repeated="16379"/>
        </table:table-row>
        <table:table-row table:number-rows-repeated="4" table:style-name="ro1">
          <table:table-cell table:style-name="ce2"/>
          <table:table-cell table:style-name="ce4"/>
          <table:table-cell table:style-name="ce5"/>
          <table:table-cell table:style-name="ce3"/>
          <table:table-cell table:number-columns-repeated="16380" table:style-name="ce1"/>
        </table:table-row>
        <table:table-row table:number-rows-repeated="29" table:style-name="ro1">
          <table:table-cell table:style-name="ce2"/>
          <table:table-cell table:number-columns-repeated="16383"/>
        </table:table-row>
        <table:table-row table:number-rows-repeated="1048451" table:style-name="ro1">
          <table:table-cell table:number-columns-repeated="16384"/>
        </table:table-row>
      </table:table>
      <table:data-pilot-tables>
        <table:data-pilot-table table:name="Tabela przestawna1" table:target-range-address="Arkusz2.A3:Arkusz2.C7" table:show-filter-button="false" table:buttons="Arkusz2.A3">
          <table:source-cell-range table:cell-range-address="Arkusz1.B1:Arkusz1.D1048576"/>
          <table:data-pilot-field table:source-field-name="Wartości" table:orientation="column" table:is-data-layout-field="true">
            <table:data-pilot-level table:show-empty="true"/>
          </table:data-pilot-field>
          <table:data-pilot-field table:source-field-name="dzien tygodnia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1" table:display="false" table:show-details="true"/>
                <table:data-pilot-member table:name="3" table:display="false" table:show-details="true"/>
                <table:data-pilot-member table:name="4" table:display="false" table:show-details="true"/>
                <table:data-pilot-member table:name="6" table:display="false" table:show-details="true"/>
                <table:data-pilot-member table:name="7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zien tygodni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zien tygodni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g sia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g zoledz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2" table:target-range-address="Arkusz3.A3:Arkusz3.C20" table:show-filter-button="false">
          <table:source-cell-range table:cell-range-address="Arkusz1.B1:Arkusz1.D1048576"/>
          <table:data-pilot-field table:source-field-name="dzien tygod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g sian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g zoledzi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ela przestawna3" table:target-range-address="Arkusz4.A3:Arkusz4.C7" table:show-filter-button="false" table:buttons="Arkusz4.A3">
          <table:source-cell-range table:cell-range-address="Arkusz1.A1:Arkusz1.D1048576"/>
          <table:data-pilot-field table:source-field-name="Wartości" table:orientation="column" table:is-data-layout-field="true">
            <table:data-pilot-level table:show-empty="true"/>
          </table:data-pilot-field>
          <table:data-pilot-field table:source-field-name="data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data" table:display="false" table:show-details="true"/>
                <table:data-pilot-member table:name="01.12.2012" table:display="false" table:show-details="true"/>
                <table:data-pilot-member table:name="02.12.2012" table:display="false" table:show-details="true"/>
                <table:data-pilot-member table:name="03.12.2012" table:display="false" table:show-details="true"/>
                <table:data-pilot-member table:name="04.12.2012" table:display="false" table:show-details="true"/>
                <table:data-pilot-member table:name="05.12.2012" table:display="false" table:show-details="true"/>
                <table:data-pilot-member table:name="06.12.2012" table:display="false" table:show-details="true"/>
                <table:data-pilot-member table:name="07.12.2012" table:display="false" table:show-details="true"/>
                <table:data-pilot-member table:name="08.12.2012" table:display="false" table:show-details="true"/>
                <table:data-pilot-member table:name="09.12.2012" table:display="false" table:show-details="true"/>
                <table:data-pilot-member table:name="10.12.2012" table:display="false" table:show-details="true"/>
                <table:data-pilot-member table:name="11.12.2012" table:display="false" table:show-details="true"/>
                <table:data-pilot-member table:name="12.12.2012" table:display="false" table:show-details="true"/>
                <table:data-pilot-member table:name="13.12.2012" table:display="false" table:show-details="true"/>
                <table:data-pilot-member table:name="14.12.2012" table:display="false" table:show-details="true"/>
                <table:data-pilot-member table:name="15.12.2012" table:display="false" table:show-details="true"/>
                <table:data-pilot-member table:name="16.12.2012" table:display="false" table:show-details="true"/>
                <table:data-pilot-member table:name="17.12.2012" table:display="false" table:show-details="true"/>
                <table:data-pilot-member table:name="18.12.2012" table:display="false" table:show-details="true"/>
                <table:data-pilot-member table:name="19.12.2012" table:display="false" table:show-details="true"/>
                <table:data-pilot-member table:name="20.12.2012" table:display="false" table:show-details="true"/>
                <table:data-pilot-member table:name="21.12.2012" table:display="false" table:show-details="true"/>
                <table:data-pilot-member table:name="22.12.2012" table:display="false" table:show-details="true"/>
                <table:data-pilot-member table:name="23.12.2012" table:display="false" table:show-details="true"/>
                <table:data-pilot-member table:name="24.12.2012" table:display="false" table:show-details="true"/>
                <table:data-pilot-member table:name="25.12.2012" table:display="false" table:show-details="true"/>
                <table:data-pilot-member table:name="26.12.2012" table:display="false" table:show-details="true"/>
                <table:data-pilot-member table:name="27.12.2012" table:display="false" table:show-details="true"/>
                <table:data-pilot-member table:name="28.12.2012" table:display="false" table:show-details="true"/>
                <table:data-pilot-member table:name="29.12.2012" table:display="false" table:show-details="true"/>
                <table:data-pilot-member table:name="30.12.2012" table:display="false" table:show-details="true"/>
                <table:data-pilot-member table:name="01.01.2013" table:display="false" table:show-details="true"/>
                <table:data-pilot-member table:name="02.01.2013" table:display="false" table:show-details="true"/>
                <table:data-pilot-member table:name="03.01.2013" table:display="false" table:show-details="true"/>
                <table:data-pilot-member table:name="04.01.2013" table:display="false" table:show-details="true"/>
                <table:data-pilot-member table:name="05.01.2013" table:display="false" table:show-details="true"/>
                <table:data-pilot-member table:name="06.01.2013" table:display="false" table:show-details="true"/>
                <table:data-pilot-member table:name="07.01.2013" table:display="false" table:show-details="true"/>
                <table:data-pilot-member table:name="08.01.2013" table:display="false" table:show-details="true"/>
                <table:data-pilot-member table:name="09.01.2013" table:display="false" table:show-details="true"/>
                <table:data-pilot-member table:name="10.01.2013" table:display="false" table:show-details="true"/>
                <table:data-pilot-member table:name="11.01.2013" table:display="false" table:show-details="true"/>
                <table:data-pilot-member table:name="12.01.2013" table:display="false" table:show-details="true"/>
                <table:data-pilot-member table:name="13.01.2013" table:display="false" table:show-details="true"/>
                <table:data-pilot-member table:name="14.01.2013" table:display="false" table:show-details="true"/>
                <table:data-pilot-member table:name="15.01.2013" table:display="false" table:show-details="true"/>
                <table:data-pilot-member table:name="16.01.2013" table:display="false" table:show-details="true"/>
                <table:data-pilot-member table:name="17.01.2013" table:display="false" table:show-details="true"/>
                <table:data-pilot-member table:name="18.01.2013" table:display="false" table:show-details="true"/>
                <table:data-pilot-member table:name="19.01.2013" table:display="false" table:show-details="true"/>
                <table:data-pilot-member table:name="20.01.2013" table:display="false" table:show-details="true"/>
                <table:data-pilot-member table:name="21.01.2013" table:display="false" table:show-details="true"/>
                <table:data-pilot-member table:name="22.01.2013" table:display="false" table:show-details="true"/>
                <table:data-pilot-member table:name="23.01.2013" table:display="false" table:show-details="true"/>
                <table:data-pilot-member table:name="24.01.2013" table:display="false" table:show-details="true"/>
                <table:data-pilot-member table:name="25.01.2013" table:display="false" table:show-details="true"/>
                <table:data-pilot-member table:name="26.01.2013" table:display="false" table:show-details="true"/>
                <table:data-pilot-member table:name="27.01.2013" table:display="false" table:show-details="true"/>
                <table:data-pilot-member table:name="28.01.2013" table:display="false" table:show-details="true"/>
                <table:data-pilot-member table:name="29.01.2013" table:display="false" table:show-details="true"/>
                <table:data-pilot-member table:name="30.01.2013" table:display="false" table:show-details="true"/>
                <table:data-pilot-member table:name="01.02.2013" table:display="false" table:show-details="true"/>
                <table:data-pilot-member table:name="02.02.2013" table:display="false" table:show-details="true"/>
                <table:data-pilot-member table:name="03.02.2013" table:display="false" table:show-details="true"/>
                <table:data-pilot-member table:name="04.02.2013" table:display="false" table:show-details="true"/>
                <table:data-pilot-member table:name="05.02.2013" table:display="false" table:show-details="true"/>
                <table:data-pilot-member table:name="06.02.2013" table:display="false" table:show-details="true"/>
                <table:data-pilot-member table:name="07.02.2013" table:display="false" table:show-details="true"/>
                <table:data-pilot-member table:name="08.02.2013" table:display="false" table:show-details="true"/>
                <table:data-pilot-member table:name="09.02.2013" table:display="false" table:show-details="true"/>
                <table:data-pilot-member table:name="10.02.2013" table:display="false" table:show-details="true"/>
                <table:data-pilot-member table:name="11.02.2013" table:display="false" table:show-details="true"/>
                <table:data-pilot-member table:name="12.02.2013" table:display="false" table:show-details="true"/>
                <table:data-pilot-member table:name="13.02.2013" table:display="false" table:show-details="true"/>
                <table:data-pilot-member table:name="14.02.2013" table:display="false" table:show-details="true"/>
                <table:data-pilot-member table:name="15.02.2013" table:display="false" table:show-details="true"/>
                <table:data-pilot-member table:name="16.02.2013" table:display="false" table:show-details="true"/>
                <table:data-pilot-member table:name="17.02.2013" table:display="false" table:show-details="true"/>
                <table:data-pilot-member table:name="18.02.2013" table:display="false" table:show-details="true"/>
                <table:data-pilot-member table:name="19.02.2013" table:display="false" table:show-details="true"/>
                <table:data-pilot-member table:name="20.02.2013" table:display="false" table:show-details="true"/>
                <table:data-pilot-member table:name="21.02.2013" table:display="false" table:show-details="true"/>
                <table:data-pilot-member table:name="22.02.2013" table:display="false" table:show-details="true"/>
                <table:data-pilot-member table:name="23.02.2013" table:display="false" table:show-details="true"/>
                <table:data-pilot-member table:name="24.02.2013" table:display="false" table:show-details="true"/>
                <table:data-pilot-member table:name="25.02.2013" table:display="false" table:show-details="true"/>
                <table:data-pilot-member table:name="26.02.2013" table:display="false" table:show-details="true"/>
                <table:data-pilot-member table:name="27.02.2013" table:display="false" table:show-details="true"/>
                <table:data-pilot-member table:name="" table:display="false" table:show-details="tru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g siana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g zoledzi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dzien tygodni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Weronika</meta:initial-creator>
    <dc:creator>Weronika</dc:creator>
    <meta:creation-date>2019-11-02T01:20:04Z</meta:creation-date>
    <dc:date>2019-11-02T01:58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0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4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4" chart:class="chart:bar" chart:attached-axis="primary-y" chart:style-name="G0S0">
            <chart:data-label chart:style-name="DL00"/>
            <chart:data-point chart:repeated="3"/>
          </chart:series>
          <chart:series chart:label-cell-address="local-table.$C$1" chart:values-cell-range-address="local-table.$C$2:.$C$4" chart:class="chart:bar" chart:attached-axis="primary-y" chart:style-name="G0S1">
            <chart:data-label chart:style-name="DL01"/>
            <chart:data-point chart:repeated="3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Suma z kg siana</text:p>
              </table:table-cell>
              <table:table-cell office:value-type="string">
                <text:p>Suma z kg zoledzi</text:p>
              </table:table-cell>
            </table:table-row>
          </table:table-header-rows>
          <table:table-row>
            <table:table-cell office:value-type="string">
              <text:p>31.12.2012</text:p>
            </table:table-cell>
            <table:table-cell office:value-type="float" office:value="52000"/>
            <table:table-cell office:value-type="float" office:value="17400"/>
          </table:table-row>
          <table:table-row>
            <table:table-cell office:value-type="string">
              <text:p>31.01.2013</text:p>
            </table:table-cell>
            <table:table-cell office:value-type="float" office:value="47200"/>
            <table:table-cell office:value-type="float" office:value="14000"/>
          </table:table-row>
          <table:table-row>
            <table:table-cell office:value-type="string">
              <text:p>28.02.2013</text:p>
            </table:table-cell>
            <table:table-cell office:value-type="float" office:value="49600"/>
            <table:table-cell office:value-type="float" office:value="840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